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4feb61" officeooo:paragraph-rsid="0074bc1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uk" fo:country="UA" fo:font-weight="normal" officeooo:rsid="00d26c86" officeooo:paragraph-rsid="00e09d55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4feb61" officeooo:paragraph-rsid="00d061b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4feb61" officeooo:paragraph-rsid="00da73e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4feb61" officeooo:paragraph-rsid="00dc6c86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4feb61" officeooo:paragraph-rsid="00e09d55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7b8ad7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644ea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9d6f7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e09d55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dcab98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4feb61" officeooo:paragraph-rsid="00e49619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4feb61" officeooo:paragraph-rsid="00e55ae7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e49619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f32e3" style:font-weight-asian="normal" style:font-weight-complex="normal"/>
    </style:style>
    <style:style style:name="T10" style:family="text">
      <style:text-properties fo:language="en" fo:country="US" fo:font-weight="normal" officeooo:rsid="000fce72" style:font-weight-asian="normal" style:font-weight-complex="normal"/>
    </style:style>
    <style:style style:name="T11" style:family="text">
      <style:text-properties fo:language="en" fo:country="US" fo:font-weight="normal" officeooo:rsid="001036f7" style:font-weight-asian="normal" style:font-weight-complex="normal"/>
    </style:style>
    <style:style style:name="T12" style:family="text">
      <style:text-properties fo:language="en" fo:country="US" fo:font-weight="normal" officeooo:rsid="0011a0bb" style:font-weight-asian="normal" style:font-weight-complex="normal"/>
    </style:style>
    <style:style style:name="T13" style:family="text">
      <style:text-properties fo:language="en" fo:country="US" fo:font-weight="normal" officeooo:rsid="0013890a" style:font-weight-asian="normal" style:font-weight-complex="normal"/>
    </style:style>
    <style:style style:name="T14" style:family="text">
      <style:text-properties fo:language="en" fo:country="US" fo:font-weight="normal" officeooo:rsid="0019192b" style:font-weight-asian="normal" style:font-weight-complex="normal"/>
    </style:style>
    <style:style style:name="T15" style:family="text">
      <style:text-properties fo:language="en" fo:country="US" fo:font-weight="normal" officeooo:rsid="001d5562" style:font-weight-asian="normal" style:font-weight-complex="normal"/>
    </style:style>
    <style:style style:name="T16" style:family="text">
      <style:text-properties fo:language="en" fo:country="US" fo:font-weight="normal" officeooo:rsid="002a9421" style:font-weight-asian="normal" style:font-weight-complex="normal"/>
    </style:style>
    <style:style style:name="T17" style:family="text">
      <style:text-properties fo:language="en" fo:country="US" fo:font-weight="normal" officeooo:rsid="002b4546" style:font-weight-asian="normal" style:font-weight-complex="normal"/>
    </style:style>
    <style:style style:name="T18" style:family="text">
      <style:text-properties fo:language="en" fo:country="US" fo:font-weight="normal" officeooo:rsid="002e5449" style:font-weight-asian="normal" style:font-weight-complex="normal"/>
    </style:style>
    <style:style style:name="T19" style:family="text">
      <style:text-properties fo:language="en" fo:country="US" fo:font-weight="normal" officeooo:rsid="00174d2b" style:font-weight-asian="normal" style:font-weight-complex="normal"/>
    </style:style>
    <style:style style:name="T20" style:family="text">
      <style:text-properties fo:language="en" fo:country="US" fo:font-weight="normal" officeooo:rsid="0035e1c7" style:font-weight-asian="normal" style:font-weight-complex="normal"/>
    </style:style>
    <style:style style:name="T21" style:family="text">
      <style:text-properties fo:language="en" fo:country="US" fo:font-weight="normal" officeooo:rsid="003d33a1" style:font-weight-asian="normal" style:font-weight-complex="normal"/>
    </style:style>
    <style:style style:name="T22" style:family="text">
      <style:text-properties fo:language="en" fo:country="US" fo:font-weight="normal" officeooo:rsid="00422727" style:font-weight-asian="normal" style:font-weight-complex="normal"/>
    </style:style>
    <style:style style:name="T23" style:family="text">
      <style:text-properties fo:language="en" fo:country="US" fo:font-weight="normal" officeooo:rsid="0043bd76" style:font-weight-asian="normal" style:font-weight-complex="normal"/>
    </style:style>
    <style:style style:name="T24" style:family="text">
      <style:text-properties fo:language="en" fo:country="US" fo:font-weight="normal" officeooo:rsid="0044c3c1" style:font-weight-asian="normal" style:font-weight-complex="normal"/>
    </style:style>
    <style:style style:name="T25" style:family="text">
      <style:text-properties fo:language="en" fo:country="US" fo:font-weight="normal" officeooo:rsid="004c827e" style:font-weight-asian="normal" style:font-weight-complex="normal"/>
    </style:style>
    <style:style style:name="T26" style:family="text">
      <style:text-properties fo:language="en" fo:country="US" fo:font-weight="normal" officeooo:rsid="004d5606" style:font-weight-asian="normal" style:font-weight-complex="normal"/>
    </style:style>
    <style:style style:name="T27" style:family="text">
      <style:text-properties fo:language="en" fo:country="US" fo:font-weight="normal" officeooo:rsid="004dc293" style:font-weight-asian="normal" style:font-weight-complex="normal"/>
    </style:style>
    <style:style style:name="T28" style:family="text">
      <style:text-properties fo:language="en" fo:country="US" officeooo:rsid="0054e839"/>
    </style:style>
    <style:style style:name="T29" style:family="text">
      <style:text-properties fo:language="en" fo:country="US" officeooo:rsid="0057601f"/>
    </style:style>
    <style:style style:name="T30" style:family="text">
      <style:text-properties fo:language="en" fo:country="US" officeooo:rsid="0059550e"/>
    </style:style>
    <style:style style:name="T31" style:family="text">
      <style:text-properties fo:language="en" fo:country="US" officeooo:rsid="005a6491"/>
    </style:style>
    <style:style style:name="T32" style:family="text">
      <style:text-properties fo:language="en" fo:country="US" officeooo:rsid="003ff27e"/>
    </style:style>
    <style:style style:name="T33" style:family="text">
      <style:text-properties fo:language="en" fo:country="US" officeooo:rsid="005ae28f"/>
    </style:style>
    <style:style style:name="T34" style:family="text">
      <style:text-properties fo:language="en" fo:country="US" officeooo:rsid="005b3893"/>
    </style:style>
    <style:style style:name="T35" style:family="text">
      <style:text-properties fo:language="en" fo:country="US" officeooo:rsid="005d8b49"/>
    </style:style>
    <style:style style:name="T36" style:family="text">
      <style:text-properties fo:language="en" fo:country="US" officeooo:rsid="00626fc9"/>
    </style:style>
    <style:style style:name="T37" style:family="text">
      <style:text-properties fo:language="en" fo:country="US" officeooo:rsid="006c1847"/>
    </style:style>
    <style:style style:name="T38" style:family="text">
      <style:text-properties fo:language="en" fo:country="US" officeooo:rsid="0074bc1b"/>
    </style:style>
    <style:style style:name="T39" style:family="text">
      <style:text-properties fo:language="en" fo:country="US" officeooo:rsid="0075477b"/>
    </style:style>
    <style:style style:name="T40" style:family="text">
      <style:text-properties fo:language="en" fo:country="US" officeooo:rsid="007d581e"/>
    </style:style>
    <style:style style:name="T41" style:family="text">
      <style:text-properties fo:language="en" fo:country="US" officeooo:rsid="0077ee2f"/>
    </style:style>
    <style:style style:name="T42" style:family="text">
      <style:text-properties fo:language="en" fo:country="US" officeooo:rsid="008ef7bc"/>
    </style:style>
    <style:style style:name="T43" style:family="text">
      <style:text-properties fo:language="en" fo:country="US" officeooo:rsid="006418e6"/>
    </style:style>
    <style:style style:name="T44" style:family="text">
      <style:text-properties fo:language="en" fo:country="US" officeooo:rsid="00942907"/>
    </style:style>
    <style:style style:name="T45" style:family="text">
      <style:text-properties fo:language="en" fo:country="US" officeooo:rsid="0097ca4f"/>
    </style:style>
    <style:style style:name="T46" style:family="text">
      <style:text-properties fo:language="en" fo:country="US" officeooo:rsid="00999d4d"/>
    </style:style>
    <style:style style:name="T47" style:family="text">
      <style:text-properties fo:language="en" fo:country="US" officeooo:rsid="00a27c70"/>
    </style:style>
    <style:style style:name="T48" style:family="text">
      <style:text-properties fo:language="en" fo:country="US" officeooo:rsid="00ab81a0"/>
    </style:style>
    <style:style style:name="T49" style:family="text">
      <style:text-properties fo:language="en" fo:country="US" officeooo:rsid="00b1e9e1"/>
    </style:style>
    <style:style style:name="T50" style:family="text">
      <style:text-properties fo:language="en" fo:country="US" officeooo:rsid="00b396ac"/>
    </style:style>
    <style:style style:name="T51" style:family="text">
      <style:text-properties fo:language="en" fo:country="US" officeooo:rsid="00c2b258"/>
    </style:style>
    <style:style style:name="T52" style:family="text">
      <style:text-properties fo:language="en" fo:country="US" officeooo:rsid="00c4a7c3"/>
    </style:style>
    <style:style style:name="T53" style:family="text">
      <style:text-properties fo:language="en" fo:country="US" officeooo:rsid="00dc6c86"/>
    </style:style>
    <style:style style:name="T54" style:family="text">
      <style:text-properties fo:language="en" fo:country="US" officeooo:rsid="00dcab98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fo:font-weight="bold" officeooo:rsid="00da73ed" style:font-weight-asian="bold" style:font-weight-complex="bold"/>
    </style:style>
    <style:style style:name="T57" style:family="text">
      <style:text-properties fo:language="en" fo:country="US" fo:font-weight="bold" officeooo:rsid="008ef7bc" style:font-weight-asian="bold" style:font-weight-complex="bold"/>
    </style:style>
    <style:style style:name="T58" style:family="text">
      <style:text-properties fo:language="en" fo:country="US" fo:font-weight="bold" officeooo:rsid="00daaf72" style:font-weight-asian="bold" style:font-weight-complex="bold"/>
    </style:style>
    <style:style style:name="T59" style:family="text">
      <style:text-properties fo:language="en" fo:country="US" fo:font-weight="bold" officeooo:rsid="00b88504" style:font-weight-asian="bold" style:font-weight-complex="bold"/>
    </style:style>
    <style:style style:name="T60" style:family="text">
      <style:text-properties fo:language="en" fo:country="US" fo:font-weight="bold" officeooo:rsid="00d061bf" style:font-weight-asian="bold" style:font-weight-complex="bold"/>
    </style:style>
    <style:style style:name="T61" style:family="text">
      <style:text-properties fo:language="en" fo:country="US" fo:font-weight="bold" officeooo:rsid="00ca982c" style:font-weight-asian="bold" style:font-weight-complex="bold"/>
    </style:style>
    <style:style style:name="T62" style:family="text">
      <style:text-properties fo:language="en" fo:country="US" fo:font-weight="bold" officeooo:rsid="00c4a7c3" style:font-weight-asian="bold" style:font-weight-complex="bold"/>
    </style:style>
    <style:style style:name="T63" style:family="text">
      <style:text-properties fo:language="en" fo:country="US" fo:font-weight="bold" officeooo:rsid="00c3476b" style:font-weight-asian="bold" style:font-weight-complex="bold"/>
    </style:style>
    <style:style style:name="T64" style:family="text">
      <style:text-properties fo:language="en" fo:country="US" fo:font-weight="bold" officeooo:rsid="00a11389" style:font-weight-asian="bold" style:font-weight-complex="bold"/>
    </style:style>
    <style:style style:name="T65" style:family="text">
      <style:text-properties fo:language="en" fo:country="US" fo:font-weight="bold" officeooo:rsid="00a58c47" style:font-weight-asian="bold" style:font-weight-complex="bold"/>
    </style:style>
    <style:style style:name="T66" style:family="text">
      <style:text-properties fo:language="en" fo:country="US" fo:font-weight="bold" officeooo:rsid="00a27c70" style:font-weight-asian="bold" style:font-weight-complex="bold"/>
    </style:style>
    <style:style style:name="T67" style:family="text">
      <style:text-properties fo:language="en" fo:country="US" fo:font-weight="bold" officeooo:rsid="00b4f663" style:font-weight-asian="bold" style:font-weight-complex="bold"/>
    </style:style>
    <style:style style:name="T68" style:family="text">
      <style:text-properties fo:language="en" fo:country="US" fo:font-weight="bold" officeooo:rsid="00c2b258" style:font-weight-asian="bold" style:font-weight-complex="bold"/>
    </style:style>
    <style:style style:name="T69" style:family="text">
      <style:text-properties fo:language="en" fo:country="US" fo:font-weight="bold" officeooo:rsid="00d8611a" style:font-weight-asian="bold" style:font-weight-complex="bold"/>
    </style:style>
    <style:style style:name="T70" style:family="text">
      <style:text-properties fo:language="en" fo:country="US" fo:font-weight="bold" officeooo:rsid="00de6a39" style:font-weight-asian="bold" style:font-weight-complex="bold"/>
    </style:style>
    <style:style style:name="T71" style:family="text">
      <style:text-properties fo:language="en" fo:country="US" fo:font-weight="bold" officeooo:rsid="00e09d55" style:font-weight-asian="bold" style:font-weight-complex="bold"/>
    </style:style>
    <style:style style:name="T72" style:family="text">
      <style:text-properties fo:language="en" fo:country="US" fo:font-weight="bold" officeooo:rsid="00e16f04" style:font-weight-asian="bold" style:font-weight-complex="bold"/>
    </style:style>
    <style:style style:name="T73" style:family="text">
      <style:text-properties fo:language="en" fo:country="US" fo:font-weight="bold" officeooo:rsid="00e49619" style:font-weight-asian="bold" style:font-weight-complex="bold"/>
    </style:style>
    <style:style style:name="T74" style:family="text">
      <style:text-properties fo:language="en" fo:country="US" officeooo:rsid="002e5449"/>
    </style:style>
    <style:style style:name="T75" style:family="text">
      <style:text-properties fo:language="en" fo:country="US" officeooo:rsid="0022db7d"/>
    </style:style>
    <style:style style:name="T76" style:family="text">
      <style:text-properties fo:language="en" fo:country="US" officeooo:rsid="0043bd76"/>
    </style:style>
    <style:style style:name="T77" style:family="text">
      <style:text-properties fo:language="en" fo:country="US" officeooo:rsid="002a9421"/>
    </style:style>
    <style:style style:name="T78" style:family="text">
      <style:text-properties fo:language="en" fo:country="US" officeooo:rsid="0008a721"/>
    </style:style>
    <style:style style:name="T79" style:family="text">
      <style:text-properties fo:language="en" fo:country="US" officeooo:rsid="001bcacf"/>
    </style:style>
    <style:style style:name="T80" style:family="text">
      <style:text-properties fo:language="en" fo:country="US" officeooo:rsid="000fce72"/>
    </style:style>
    <style:style style:name="T81" style:family="text">
      <style:text-properties fo:language="en" fo:country="US" officeooo:rsid="000c6162"/>
    </style:style>
    <style:style style:name="T82" style:family="text">
      <style:text-properties fo:language="en" fo:country="US" officeooo:rsid="004d5606"/>
    </style:style>
    <style:style style:name="T83" style:family="text">
      <style:text-properties fo:language="en" fo:country="US" officeooo:rsid="00275a4b"/>
    </style:style>
    <style:style style:name="T84" style:family="text">
      <style:text-properties fo:language="en" fo:country="US" officeooo:rsid="001e0b5e"/>
    </style:style>
    <style:style style:name="T85" style:family="text">
      <style:text-properties fo:language="en" fo:country="US" officeooo:rsid="002b4546"/>
    </style:style>
    <style:style style:name="T86" style:family="text">
      <style:text-properties fo:language="en" fo:country="US" officeooo:rsid="004dc293"/>
    </style:style>
    <style:style style:name="T87" style:family="text">
      <style:text-properties fo:language="en" fo:country="US" officeooo:rsid="0024d0d0"/>
    </style:style>
    <style:style style:name="T88" style:family="text">
      <style:text-properties fo:language="en" fo:country="US" officeooo:rsid="001d5562"/>
    </style:style>
    <style:style style:name="T89" style:family="text">
      <style:text-properties fo:language="en" fo:country="US" officeooo:rsid="001a8c08"/>
    </style:style>
    <style:style style:name="T90" style:family="text">
      <style:text-properties fo:language="en" fo:country="US" officeooo:rsid="000d9e06"/>
    </style:style>
    <style:style style:name="T91" style:family="text">
      <style:text-properties fo:language="en" fo:country="US" officeooo:rsid="004dc07c"/>
    </style:style>
    <style:style style:name="T92" style:family="text">
      <style:text-properties fo:language="en" fo:country="US" officeooo:rsid="0013890a"/>
    </style:style>
    <style:style style:name="T93" style:family="text">
      <style:text-properties fo:language="en" fo:country="US" officeooo:rsid="0011a0bb"/>
    </style:style>
    <style:style style:name="T94" style:family="text">
      <style:text-properties fo:language="en" fo:country="US" officeooo:rsid="001036f7"/>
    </style:style>
    <style:style style:name="T95" style:family="text">
      <style:text-properties fo:language="en" fo:country="US" officeooo:rsid="0035e1c7"/>
    </style:style>
    <style:style style:name="T96" style:family="text">
      <style:text-properties fo:language="en" fo:country="US" officeooo:rsid="00351855"/>
    </style:style>
    <style:style style:name="T97" style:family="text">
      <style:text-properties fo:language="en" fo:country="US" officeooo:rsid="000b915e"/>
    </style:style>
    <style:style style:name="T98" style:family="text">
      <style:text-properties fo:language="en" fo:country="US" officeooo:rsid="003d33a1"/>
    </style:style>
    <style:style style:name="T99" style:family="text">
      <style:text-properties fo:language="en" fo:country="US" officeooo:rsid="000f32e3"/>
    </style:style>
    <style:style style:name="T100" style:family="text">
      <style:text-properties fo:language="en" fo:country="US" officeooo:rsid="0009da89"/>
    </style:style>
    <style:style style:name="T101" style:family="text">
      <style:text-properties fo:language="en" fo:country="US" officeooo:rsid="000b3aeb"/>
    </style:style>
    <style:style style:name="T102" style:family="text">
      <style:text-properties fo:language="en" fo:country="US" officeooo:rsid="000c8611"/>
    </style:style>
    <style:style style:name="T103" style:family="text">
      <style:text-properties fo:language="en" fo:country="US" officeooo:rsid="000c1eb8"/>
    </style:style>
    <style:style style:name="T104" style:family="text">
      <style:text-properties fo:language="en" fo:country="US" officeooo:rsid="00217390"/>
    </style:style>
    <style:style style:name="T105" style:family="text">
      <style:text-properties fo:language="en" fo:country="US" officeooo:rsid="00392cf2"/>
    </style:style>
    <style:style style:name="T106" style:family="text">
      <style:text-properties fo:language="en" fo:country="US" officeooo:rsid="00e02ae0"/>
    </style:style>
    <style:style style:name="T107" style:family="text">
      <style:text-properties fo:language="en" fo:country="US" officeooo:rsid="00c5213d"/>
    </style:style>
    <style:style style:name="T108" style:family="text">
      <style:text-properties fo:language="en" fo:country="US" officeooo:rsid="00c73a4b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08a721" style:font-weight-asian="normal" style:font-weight-complex="normal"/>
    </style:style>
    <style:style style:name="T111" style:family="text">
      <style:text-properties fo:font-weight="normal" officeooo:rsid="00322e76" style:font-weight-asian="normal" style:font-weight-complex="normal"/>
    </style:style>
    <style:style style:name="T112" style:family="text">
      <style:text-properties fo:font-weight="normal" officeooo:rsid="00907210" style:font-weight-asian="normal" style:font-weight-complex="normal"/>
    </style:style>
    <style:style style:name="T113" style:family="text">
      <style:text-properties fo:language="uk" fo:country="UA"/>
    </style:style>
    <style:style style:name="T114" style:family="text">
      <style:text-properties fo:language="uk" fo:country="UA" fo:font-weight="normal" style:font-weight-asian="normal" style:font-weight-complex="normal"/>
    </style:style>
    <style:style style:name="T115" style:family="text">
      <style:text-properties fo:language="uk" fo:country="UA" fo:font-weight="normal" officeooo:rsid="0008a721" style:font-weight-asian="normal" style:font-weight-complex="normal"/>
    </style:style>
    <style:style style:name="T116" style:family="text">
      <style:text-properties fo:language="uk" fo:country="UA" fo:font-weight="normal" officeooo:rsid="0009da89" style:font-weight-asian="normal" style:font-weight-complex="normal"/>
    </style:style>
    <style:style style:name="T117" style:family="text">
      <style:text-properties fo:language="uk" fo:country="UA" fo:font-weight="normal" officeooo:rsid="000b3d94" style:font-weight-asian="normal" style:font-weight-complex="normal"/>
    </style:style>
    <style:style style:name="T118" style:family="text">
      <style:text-properties fo:language="uk" fo:country="UA" fo:font-weight="normal" officeooo:rsid="000b915e" style:font-weight-asian="normal" style:font-weight-complex="normal"/>
    </style:style>
    <style:style style:name="T119" style:family="text">
      <style:text-properties fo:language="uk" fo:country="UA" fo:font-weight="normal" officeooo:rsid="000c1eb8" style:font-weight-asian="normal" style:font-weight-complex="normal"/>
    </style:style>
    <style:style style:name="T120" style:family="text">
      <style:text-properties fo:language="uk" fo:country="UA" fo:font-weight="normal" officeooo:rsid="000c6162" style:font-weight-asian="normal" style:font-weight-complex="normal"/>
    </style:style>
    <style:style style:name="T121" style:family="text">
      <style:text-properties fo:language="uk" fo:country="UA" fo:font-weight="normal" officeooo:rsid="000c8611" style:font-weight-asian="normal" style:font-weight-complex="normal"/>
    </style:style>
    <style:style style:name="T122" style:family="text">
      <style:text-properties fo:language="uk" fo:country="UA" fo:font-weight="normal" officeooo:rsid="000d9e06" style:font-weight-asian="normal" style:font-weight-complex="normal"/>
    </style:style>
    <style:style style:name="T123" style:family="text">
      <style:text-properties fo:language="uk" fo:country="UA" fo:font-weight="normal" officeooo:rsid="000dd1e0" style:font-weight-asian="normal" style:font-weight-complex="normal"/>
    </style:style>
    <style:style style:name="T124" style:family="text">
      <style:text-properties fo:language="uk" fo:country="UA" fo:font-weight="normal" officeooo:rsid="000f32e3" style:font-weight-asian="normal" style:font-weight-complex="normal"/>
    </style:style>
    <style:style style:name="T125" style:family="text">
      <style:text-properties fo:language="uk" fo:country="UA" fo:font-weight="normal" officeooo:rsid="000f4269" style:font-weight-asian="normal" style:font-weight-complex="normal"/>
    </style:style>
    <style:style style:name="T126" style:family="text">
      <style:text-properties fo:language="uk" fo:country="UA" fo:font-weight="normal" officeooo:rsid="000fce72" style:font-weight-asian="normal" style:font-weight-complex="normal"/>
    </style:style>
    <style:style style:name="T127" style:family="text">
      <style:text-properties fo:language="uk" fo:country="UA" fo:font-weight="normal" officeooo:rsid="001036f7" style:font-weight-asian="normal" style:font-weight-complex="normal"/>
    </style:style>
    <style:style style:name="T128" style:family="text">
      <style:text-properties fo:language="uk" fo:country="UA" fo:font-weight="normal" officeooo:rsid="0011a0bb" style:font-weight-asian="normal" style:font-weight-complex="normal"/>
    </style:style>
    <style:style style:name="T129" style:family="text">
      <style:text-properties fo:language="uk" fo:country="UA" fo:font-weight="normal" officeooo:rsid="0013890a" style:font-weight-asian="normal" style:font-weight-complex="normal"/>
    </style:style>
    <style:style style:name="T130" style:family="text">
      <style:text-properties fo:language="uk" fo:country="UA" fo:font-weight="normal" officeooo:rsid="0014de2e" style:font-weight-asian="normal" style:font-weight-complex="normal"/>
    </style:style>
    <style:style style:name="T131" style:family="text">
      <style:text-properties fo:language="uk" fo:country="UA" fo:font-weight="normal" officeooo:rsid="0017459d" style:font-weight-asian="normal" style:font-weight-complex="normal"/>
    </style:style>
    <style:style style:name="T132" style:family="text">
      <style:text-properties fo:language="uk" fo:country="UA" fo:font-weight="normal" officeooo:rsid="00174d2b" style:font-weight-asian="normal" style:font-weight-complex="normal"/>
    </style:style>
    <style:style style:name="T133" style:family="text">
      <style:text-properties fo:language="uk" fo:country="UA" fo:font-weight="normal" officeooo:rsid="001845bb" style:font-weight-asian="normal" style:font-weight-complex="normal"/>
    </style:style>
    <style:style style:name="T134" style:family="text">
      <style:text-properties fo:language="uk" fo:country="UA" fo:font-weight="normal" officeooo:rsid="0019192b" style:font-weight-asian="normal" style:font-weight-complex="normal"/>
    </style:style>
    <style:style style:name="T135" style:family="text">
      <style:text-properties fo:language="uk" fo:country="UA" fo:font-weight="normal" officeooo:rsid="00195967" style:font-weight-asian="normal" style:font-weight-complex="normal"/>
    </style:style>
    <style:style style:name="T136" style:family="text">
      <style:text-properties fo:language="uk" fo:country="UA" fo:font-weight="normal" officeooo:rsid="001a8c08" style:font-weight-asian="normal" style:font-weight-complex="normal"/>
    </style:style>
    <style:style style:name="T137" style:family="text">
      <style:text-properties fo:language="uk" fo:country="UA" fo:font-weight="normal" officeooo:rsid="001bcacf" style:font-weight-asian="normal" style:font-weight-complex="normal"/>
    </style:style>
    <style:style style:name="T138" style:family="text">
      <style:text-properties fo:language="uk" fo:country="UA" fo:font-weight="normal" officeooo:rsid="001d5562" style:font-weight-asian="normal" style:font-weight-complex="normal"/>
    </style:style>
    <style:style style:name="T139" style:family="text">
      <style:text-properties fo:language="uk" fo:country="UA" fo:font-weight="normal" officeooo:rsid="00217390" style:font-weight-asian="normal" style:font-weight-complex="normal"/>
    </style:style>
    <style:style style:name="T140" style:family="text">
      <style:text-properties fo:language="uk" fo:country="UA" fo:font-weight="normal" officeooo:rsid="0028b84e" style:font-weight-asian="normal" style:font-weight-complex="normal"/>
    </style:style>
    <style:style style:name="T141" style:family="text">
      <style:text-properties fo:language="uk" fo:country="UA" fo:font-weight="normal" officeooo:rsid="002a9421" style:font-weight-asian="normal" style:font-weight-complex="normal"/>
    </style:style>
    <style:style style:name="T142" style:family="text">
      <style:text-properties fo:language="uk" fo:country="UA" fo:font-weight="normal" officeooo:rsid="002b4546" style:font-weight-asian="normal" style:font-weight-complex="normal"/>
    </style:style>
    <style:style style:name="T143" style:family="text">
      <style:text-properties fo:language="uk" fo:country="UA" fo:font-weight="normal" officeooo:rsid="002e5449" style:font-weight-asian="normal" style:font-weight-complex="normal"/>
    </style:style>
    <style:style style:name="T144" style:family="text">
      <style:text-properties fo:language="uk" fo:country="UA" fo:font-weight="normal" officeooo:rsid="0030f721" style:font-weight-asian="normal" style:font-weight-complex="normal"/>
    </style:style>
    <style:style style:name="T145" style:family="text">
      <style:text-properties fo:language="uk" fo:country="UA" fo:font-weight="normal" officeooo:rsid="00351855" style:font-weight-asian="normal" style:font-weight-complex="normal"/>
    </style:style>
    <style:style style:name="T146" style:family="text">
      <style:text-properties fo:language="uk" fo:country="UA" fo:font-weight="normal" officeooo:rsid="0035e1c7" style:font-weight-asian="normal" style:font-weight-complex="normal"/>
    </style:style>
    <style:style style:name="T147" style:family="text">
      <style:text-properties fo:language="uk" fo:country="UA" fo:font-weight="normal" officeooo:rsid="0037ae97" style:font-weight-asian="normal" style:font-weight-complex="normal"/>
    </style:style>
    <style:style style:name="T148" style:family="text">
      <style:text-properties fo:language="uk" fo:country="UA" fo:font-weight="normal" officeooo:rsid="00392cf2" style:font-weight-asian="normal" style:font-weight-complex="normal"/>
    </style:style>
    <style:style style:name="T149" style:family="text">
      <style:text-properties fo:language="uk" fo:country="UA" fo:font-weight="normal" officeooo:rsid="003ab93e" style:font-weight-asian="normal" style:font-weight-complex="normal"/>
    </style:style>
    <style:style style:name="T150" style:family="text">
      <style:text-properties fo:language="uk" fo:country="UA" fo:font-weight="normal" officeooo:rsid="003bede9" style:font-weight-asian="normal" style:font-weight-complex="normal"/>
    </style:style>
    <style:style style:name="T151" style:family="text">
      <style:text-properties fo:language="uk" fo:country="UA" fo:font-weight="normal" officeooo:rsid="003c6c88" style:font-weight-asian="normal" style:font-weight-complex="normal"/>
    </style:style>
    <style:style style:name="T152" style:family="text">
      <style:text-properties fo:language="uk" fo:country="UA" fo:font-weight="normal" officeooo:rsid="003d33a1" style:font-weight-asian="normal" style:font-weight-complex="normal"/>
    </style:style>
    <style:style style:name="T153" style:family="text">
      <style:text-properties fo:language="uk" fo:country="UA" fo:font-weight="normal" officeooo:rsid="00422727" style:font-weight-asian="normal" style:font-weight-complex="normal"/>
    </style:style>
    <style:style style:name="T154" style:family="text">
      <style:text-properties fo:language="uk" fo:country="UA" fo:font-weight="normal" officeooo:rsid="0043bd76" style:font-weight-asian="normal" style:font-weight-complex="normal"/>
    </style:style>
    <style:style style:name="T155" style:family="text">
      <style:text-properties fo:language="uk" fo:country="UA" fo:font-weight="normal" officeooo:rsid="004c827e" style:font-weight-asian="normal" style:font-weight-complex="normal"/>
    </style:style>
    <style:style style:name="T156" style:family="text">
      <style:text-properties fo:language="uk" fo:country="UA" fo:font-weight="normal" officeooo:rsid="004d5606" style:font-weight-asian="normal" style:font-weight-complex="normal"/>
    </style:style>
    <style:style style:name="T157" style:family="text">
      <style:text-properties fo:language="uk" fo:country="UA" fo:font-weight="normal" officeooo:rsid="004dc293" style:font-weight-asian="normal" style:font-weight-complex="normal"/>
    </style:style>
    <style:style style:name="T158" style:family="text">
      <style:text-properties fo:language="uk" fo:country="UA" fo:font-weight="normal" officeooo:rsid="004df7db" style:font-weight-asian="normal" style:font-weight-complex="normal"/>
    </style:style>
    <style:style style:name="T159" style:family="text">
      <style:text-properties fo:language="uk" fo:country="UA" officeooo:rsid="002e98dd"/>
    </style:style>
    <style:style style:name="T160" style:family="text">
      <style:text-properties fo:language="uk" fo:country="UA" officeooo:rsid="000fce72"/>
    </style:style>
    <style:style style:name="T161" style:family="text">
      <style:text-properties fo:language="uk" fo:country="UA" officeooo:rsid="0053c881"/>
    </style:style>
    <style:style style:name="T162" style:family="text">
      <style:text-properties fo:language="uk" fo:country="UA" officeooo:rsid="0054e839"/>
    </style:style>
    <style:style style:name="T163" style:family="text">
      <style:text-properties fo:language="uk" fo:country="UA" officeooo:rsid="00556f0a"/>
    </style:style>
    <style:style style:name="T164" style:family="text">
      <style:text-properties fo:language="uk" fo:country="UA" officeooo:rsid="0057601f"/>
    </style:style>
    <style:style style:name="T165" style:family="text">
      <style:text-properties fo:language="uk" fo:country="UA" officeooo:rsid="003ff27e"/>
    </style:style>
    <style:style style:name="T166" style:family="text">
      <style:text-properties fo:language="uk" fo:country="UA" officeooo:rsid="005ae28f"/>
    </style:style>
    <style:style style:name="T167" style:family="text">
      <style:text-properties fo:language="uk" fo:country="UA" officeooo:rsid="005b3893"/>
    </style:style>
    <style:style style:name="T168" style:family="text">
      <style:text-properties fo:language="uk" fo:country="UA" officeooo:rsid="005d8b49"/>
    </style:style>
    <style:style style:name="T169" style:family="text">
      <style:text-properties fo:language="uk" fo:country="UA" officeooo:rsid="005f1ab6"/>
    </style:style>
    <style:style style:name="T170" style:family="text">
      <style:text-properties fo:language="uk" fo:country="UA" officeooo:rsid="00626fc9"/>
    </style:style>
    <style:style style:name="T171" style:family="text">
      <style:text-properties fo:language="uk" fo:country="UA" officeooo:rsid="0069734c"/>
    </style:style>
    <style:style style:name="T172" style:family="text">
      <style:text-properties fo:language="uk" fo:country="UA" officeooo:rsid="0074bc1b"/>
    </style:style>
    <style:style style:name="T173" style:family="text">
      <style:text-properties fo:language="uk" fo:country="UA" officeooo:rsid="0075477b"/>
    </style:style>
    <style:style style:name="T174" style:family="text">
      <style:text-properties fo:language="uk" fo:country="UA" officeooo:rsid="007d581e"/>
    </style:style>
    <style:style style:name="T175" style:family="text">
      <style:text-properties fo:language="uk" fo:country="UA" officeooo:rsid="00834d77"/>
    </style:style>
    <style:style style:name="T176" style:family="text">
      <style:text-properties fo:language="uk" fo:country="UA" officeooo:rsid="0083f00e"/>
    </style:style>
    <style:style style:name="T177" style:family="text">
      <style:text-properties fo:language="uk" fo:country="UA" officeooo:rsid="00917e92"/>
    </style:style>
    <style:style style:name="T178" style:family="text">
      <style:text-properties fo:language="uk" fo:country="UA" officeooo:rsid="00942907"/>
    </style:style>
    <style:style style:name="T179" style:family="text">
      <style:text-properties fo:language="uk" fo:country="UA" officeooo:rsid="005a6491"/>
    </style:style>
    <style:style style:name="T180" style:family="text">
      <style:text-properties fo:language="uk" fo:country="UA" officeooo:rsid="009632a2"/>
    </style:style>
    <style:style style:name="T181" style:family="text">
      <style:text-properties fo:language="uk" fo:country="UA" officeooo:rsid="0096eb97"/>
    </style:style>
    <style:style style:name="T182" style:family="text">
      <style:text-properties fo:language="uk" fo:country="UA" officeooo:rsid="0097ca4f"/>
    </style:style>
    <style:style style:name="T183" style:family="text">
      <style:text-properties fo:language="uk" fo:country="UA" officeooo:rsid="00999d4d"/>
    </style:style>
    <style:style style:name="T184" style:family="text">
      <style:text-properties fo:language="uk" fo:country="UA" officeooo:rsid="00ab81a0"/>
    </style:style>
    <style:style style:name="T185" style:family="text">
      <style:text-properties fo:language="uk" fo:country="UA" officeooo:rsid="006c1847"/>
    </style:style>
    <style:style style:name="T186" style:family="text">
      <style:text-properties fo:language="uk" fo:country="UA" officeooo:rsid="00ae787f"/>
    </style:style>
    <style:style style:name="T187" style:family="text">
      <style:text-properties fo:language="uk" fo:country="UA" officeooo:rsid="00b0d6da"/>
    </style:style>
    <style:style style:name="T188" style:family="text">
      <style:text-properties fo:language="uk" fo:country="UA" officeooo:rsid="00b4f663"/>
    </style:style>
    <style:style style:name="T189" style:family="text">
      <style:text-properties fo:language="uk" fo:country="UA" officeooo:rsid="00ba29d7"/>
    </style:style>
    <style:style style:name="T190" style:family="text">
      <style:text-properties fo:language="uk" fo:country="UA" officeooo:rsid="00ba5f8d"/>
    </style:style>
    <style:style style:name="T191" style:family="text">
      <style:text-properties fo:language="uk" fo:country="UA" officeooo:rsid="00beb4f1"/>
    </style:style>
    <style:style style:name="T192" style:family="text">
      <style:text-properties fo:language="uk" fo:country="UA" officeooo:rsid="00c4a7c3"/>
    </style:style>
    <style:style style:name="T193" style:family="text">
      <style:text-properties fo:language="uk" fo:country="UA" officeooo:rsid="00c5213d"/>
    </style:style>
    <style:style style:name="T194" style:family="text">
      <style:text-properties fo:language="uk" fo:country="UA" officeooo:rsid="00c62aa2"/>
    </style:style>
    <style:style style:name="T195" style:family="text">
      <style:text-properties fo:language="uk" fo:country="UA" officeooo:rsid="00ca982c"/>
    </style:style>
    <style:style style:name="T196" style:family="text">
      <style:text-properties fo:language="uk" fo:country="UA" officeooo:rsid="00cece98"/>
    </style:style>
    <style:style style:name="T197" style:family="text">
      <style:text-properties fo:language="uk" fo:country="UA" officeooo:rsid="00cfa341"/>
    </style:style>
    <style:style style:name="T198" style:family="text">
      <style:text-properties fo:language="uk" fo:country="UA" officeooo:rsid="00d26c86"/>
    </style:style>
    <style:style style:name="T199" style:family="text">
      <style:text-properties fo:language="uk" fo:country="UA" officeooo:rsid="00d330e9"/>
    </style:style>
    <style:style style:name="T200" style:family="text">
      <style:text-properties fo:language="uk" fo:country="UA" officeooo:rsid="00d4e723"/>
    </style:style>
    <style:style style:name="T201" style:family="text">
      <style:text-properties fo:language="uk" fo:country="UA" officeooo:rsid="00d6020d"/>
    </style:style>
    <style:style style:name="T202" style:family="text">
      <style:text-properties fo:language="uk" fo:country="UA" officeooo:rsid="00d9d6f7"/>
    </style:style>
    <style:style style:name="T203" style:family="text">
      <style:text-properties fo:language="uk" fo:country="UA" officeooo:rsid="008ef7bc"/>
    </style:style>
    <style:style style:name="T204" style:family="text">
      <style:text-properties fo:language="uk" fo:country="UA" officeooo:rsid="00daaf72"/>
    </style:style>
    <style:style style:name="T205" style:family="text">
      <style:text-properties fo:language="uk" fo:country="UA" officeooo:rsid="00dc6c86"/>
    </style:style>
    <style:style style:name="T206" style:family="text">
      <style:text-properties fo:language="uk" fo:country="UA" officeooo:rsid="00dcab98"/>
    </style:style>
    <style:style style:name="T207" style:family="text">
      <style:text-properties fo:language="uk" fo:country="UA" fo:font-weight="bold" style:font-weight-asian="bold" style:font-weight-complex="bold"/>
    </style:style>
    <style:style style:name="T208" style:family="text">
      <style:text-properties fo:language="uk" fo:country="UA" fo:font-weight="bold" officeooo:rsid="000fce72" style:font-weight-asian="bold" style:font-weight-complex="bold"/>
    </style:style>
    <style:style style:name="T209" style:family="text">
      <style:text-properties fo:language="uk" fo:country="UA" fo:font-weight="bold" officeooo:rsid="00ae787f" style:font-weight-asian="bold" style:font-weight-complex="bold"/>
    </style:style>
    <style:style style:name="T210" style:family="text">
      <style:text-properties fo:language="uk" fo:country="UA" fo:font-weight="bold" officeooo:rsid="00c4a7c3" style:font-weight-asian="bold" style:font-weight-complex="bold"/>
    </style:style>
    <style:style style:name="T211" style:family="text">
      <style:text-properties fo:language="uk" fo:country="UA" fo:font-weight="bold" officeooo:rsid="00d6020d" style:font-weight-asian="bold" style:font-weight-complex="bold"/>
    </style:style>
    <style:style style:name="T212" style:family="text">
      <style:text-properties fo:language="uk" fo:country="UA" fo:font-weight="bold" officeooo:rsid="00b4f663" style:font-weight-asian="bold" style:font-weight-complex="bold"/>
    </style:style>
    <style:style style:name="T213" style:family="text">
      <style:text-properties fo:language="uk" fo:country="UA" fo:font-weight="bold" officeooo:rsid="00e49619" style:font-weight-asian="bold" style:font-weight-complex="bold"/>
    </style:style>
    <style:style style:name="T214" style:family="text">
      <style:text-properties fo:language="uk" fo:country="UA" fo:font-weight="bold" officeooo:rsid="004feb61" style:font-weight-asian="bold" style:font-weight-complex="bold"/>
    </style:style>
    <style:style style:name="T215" style:family="text">
      <style:text-properties fo:language="uk" fo:country="UA" officeooo:rsid="0022db7d"/>
    </style:style>
    <style:style style:name="T216" style:family="text">
      <style:text-properties fo:language="uk" fo:country="UA" officeooo:rsid="00de17ec"/>
    </style:style>
    <style:style style:name="T217" style:family="text">
      <style:text-properties fo:language="uk" fo:country="UA" officeooo:rsid="00de6a39"/>
    </style:style>
    <style:style style:name="T218" style:family="text">
      <style:text-properties fo:language="uk" fo:country="UA" officeooo:rsid="004feb61"/>
    </style:style>
    <style:style style:name="T219" style:family="text">
      <style:text-properties fo:language="uk" fo:country="UA" officeooo:rsid="00c73a4b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006c1847" style:font-weight-asian="bold" style:font-weight-complex="bold"/>
    </style:style>
    <style:style style:name="T222" style:family="text">
      <style:text-properties fo:font-weight="bold" officeooo:rsid="00917e92" style:font-weight-asian="bold" style:font-weight-complex="bold"/>
    </style:style>
    <style:style style:name="T223" style:family="text">
      <style:text-properties fo:font-weight="bold" officeooo:rsid="0099fd6f" style:font-weight-asian="bold" style:font-weight-complex="bold"/>
    </style:style>
    <style:style style:name="T224" style:family="text">
      <style:text-properties fo:font-weight="bold" officeooo:rsid="006d6296" style:font-weight-asian="bold" style:font-weight-complex="bold"/>
    </style:style>
    <style:style style:name="T225" style:family="text">
      <style:text-properties fo:font-weight="bold" officeooo:rsid="00da73ed" style:font-weight-asian="bold" style:font-weight-complex="bold"/>
    </style:style>
    <style:style style:name="T226" style:family="text">
      <style:text-properties fo:font-weight="bold" officeooo:rsid="00c92459" style:font-weight-asian="bold" style:font-weight-complex="bold"/>
    </style:style>
    <style:style style:name="T227" style:family="text">
      <style:text-properties fo:font-weight="bold" officeooo:rsid="00e09d55" style:font-weight-asian="bold" style:font-weight-complex="bold"/>
    </style:style>
    <style:style style:name="T228" style:family="text">
      <style:text-properties fo:language="ru" fo:country="RU" fo:font-weight="normal" officeooo:rsid="00422727" style:font-weight-asian="normal" style:font-weight-complex="normal"/>
    </style:style>
    <style:style style:name="T229" style:family="text">
      <style:text-properties fo:language="ru" fo:country="RU" fo:font-weight="normal" officeooo:rsid="0043bd76" style:font-weight-asian="normal" style:font-weight-complex="normal"/>
    </style:style>
    <style:style style:name="T230" style:family="text">
      <style:text-properties fo:language="ru" fo:country="RU" officeooo:rsid="005b3893"/>
    </style:style>
    <style:style style:name="T231" style:family="text">
      <style:text-properties officeooo:rsid="002e98dd"/>
    </style:style>
    <style:style style:name="T232" style:family="text">
      <style:text-properties officeooo:rsid="0053c881"/>
    </style:style>
    <style:style style:name="T233" style:family="text">
      <style:text-properties officeooo:rsid="006a9d41"/>
    </style:style>
    <style:style style:name="T234" style:family="text">
      <style:text-properties officeooo:rsid="006c1847"/>
    </style:style>
    <style:style style:name="T235" style:family="text">
      <style:text-properties officeooo:rsid="007b2f77"/>
    </style:style>
    <style:style style:name="T236" style:family="text">
      <style:text-properties officeooo:rsid="007c6aab"/>
    </style:style>
    <style:style style:name="T237" style:family="text">
      <style:text-properties officeooo:rsid="008ef7bc"/>
    </style:style>
    <style:style style:name="T238" style:family="text">
      <style:text-properties officeooo:rsid="00917e92"/>
    </style:style>
    <style:style style:name="T239" style:family="text">
      <style:text-properties officeooo:rsid="00a27c70"/>
    </style:style>
    <style:style style:name="T240" style:family="text">
      <style:text-properties officeooo:rsid="00ae787f"/>
    </style:style>
    <style:style style:name="T241" style:family="text">
      <style:text-properties officeooo:rsid="00afda23"/>
    </style:style>
    <style:style style:name="T242" style:family="text">
      <style:text-properties officeooo:rsid="00b0d6da"/>
    </style:style>
    <style:style style:name="T243" style:family="text">
      <style:text-properties officeooo:rsid="00b2438a"/>
    </style:style>
    <style:style style:name="T244" style:family="text">
      <style:text-properties officeooo:rsid="00b88504"/>
    </style:style>
    <style:style style:name="T245" style:family="text">
      <style:text-properties officeooo:rsid="006418e6"/>
    </style:style>
    <style:style style:name="T246" style:family="text">
      <style:text-properties officeooo:rsid="00bd619c"/>
    </style:style>
    <style:style style:name="T247" style:family="text">
      <style:text-properties officeooo:rsid="00c4a7c3"/>
    </style:style>
    <style:style style:name="T248" style:family="text">
      <style:text-properties officeooo:rsid="00c5213d"/>
    </style:style>
    <style:style style:name="T249" style:family="text">
      <style:text-properties officeooo:rsid="00c62aa2"/>
    </style:style>
    <style:style style:name="T250" style:family="text">
      <style:text-properties officeooo:rsid="00c73a4b"/>
    </style:style>
    <style:style style:name="T251" style:family="text">
      <style:text-properties officeooo:rsid="00c92459"/>
    </style:style>
    <style:style style:name="T252" style:family="text">
      <style:text-properties officeooo:rsid="00ca982c"/>
    </style:style>
    <style:style style:name="T253" style:family="text">
      <style:text-properties officeooo:rsid="00cbe652"/>
    </style:style>
    <style:style style:name="T254" style:family="text">
      <style:text-properties officeooo:rsid="00ce25d0"/>
    </style:style>
    <style:style style:name="T255" style:family="text">
      <style:text-properties officeooo:rsid="00cece98"/>
    </style:style>
    <style:style style:name="T256" style:family="text">
      <style:text-properties officeooo:rsid="00d252be"/>
    </style:style>
    <style:style style:name="T257" style:family="text">
      <style:text-properties officeooo:rsid="00d26c86"/>
    </style:style>
    <style:style style:name="T258" style:family="text">
      <style:text-properties officeooo:rsid="00d4e723"/>
    </style:style>
    <style:style style:name="T259" style:family="text">
      <style:text-properties officeooo:rsid="00da73ed"/>
    </style:style>
    <style:style style:name="T260" style:family="text">
      <style:text-properties officeooo:rsid="00dc6c86"/>
    </style:style>
    <style:style style:name="T261" style:family="text">
      <style:text-properties officeooo:rsid="00dcab98"/>
    </style:style>
    <style:style style:name="T262" style:family="text">
      <style:text-properties officeooo:rsid="00e02ae0"/>
    </style:style>
    <style:style style:name="T263" style:family="text">
      <style:text-properties officeooo:rsid="00e09d55"/>
    </style:style>
    <style:style style:name="T264" style:family="text">
      <style:text-properties officeooo:rsid="00e351f2"/>
    </style:style>
    <style:style style:name="T265" style:family="text">
      <style:text-properties officeooo:rsid="00e49619"/>
    </style:style>
    <style:style style:name="T266" style:family="text">
      <style:text-properties officeooo:rsid="00e55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109">Рушій надає можливість в </text:span><text:span text:style-name="T112">ран</text:span><text:span text:style-name="T109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111">яка </text:span><text:span text:style-name="T109">передає в </text:span><text:span text:style-name="T110">застосунок вказівник на свій клас через віртуальний інтерфейс </text:span><text:span text:style-name="T3">KE_INTERFACE. </text:span><text:span text:style-name="T115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115"><text:tab/></text:span><text:span text:style-name="T132">Елементи Розповіді пов’язані через номери діалогів. Основою діалогу є текстова Сцена, до якої прив’язані Відповіді гравця </text:span><text:span text:style-name="T19">т</text:span><text:span text:style-name="T144">а</text:span><text:span text:style-name="T132"> Скрипти. У кожної Відповіді </text:span><text:span text:style-name="T144">та</text:span><text:span text:style-name="T132"> Скрипту є номер наступного діалогу, який активується після активації відповідного елементу. Таким чином відбувається розвиток </text:span><text:span text:style-name="T133">Розповіді</text:span><text:span text:style-name="T132">.</text:span></text:p>
      <text:p text:style-name="P29"><text:tab/></text:p>
      <text:p text:style-name="P3"><text:span text:style-name="T132"><text:tab/></text:span><text:span text:style-name="T134">Важливо: номер діалогу це не те саме, що </text:span><text:span text:style-name="T14">ID </text:span><text:span text:style-name="T134">елемента. </text:span><text:span text:style-name="T135">Ідентифікатор елемента є унікальним, а однаковий номер діалогу можуть мати декілька елементів.</text:span></text:p>
      <text:p text:style-name="P3"><text:span text:style-name="T135"/></text:p>
      <text:p text:style-name="P3"/>
      <text:p text:style-name="P36">Перелік функцій рушія</text:p>
      <text:p text:style-name="P33"><text:span text:style-name="T220"/></text:p>
      <text:p text:style-name="P33"><text:span text:style-name="T220"/></text:p>
      <text:p text:style-name="P37">Для створення Розповідей</text:p>
      <text:p text:style-name="P3"/>
      <text:p text:style-name="P14"><text:tab/>const wchar_t* GetVersion()<text:span text:style-name="T109"> </text:span><text:span text:style-name="T7">– </text:span><text:span text:style-name="T148">повертає номер поточної версії рушія.</text:span></text:p>
      <text:p text:style-name="P14"><text:span text:style-name="T148"><text:tab/></text:span><text:span text:style-name="T113">const wchar_t* </text:span><text:span text:style-name="T105">GetLastError</text:span><text:span text:style-name="T113">()</text:span><text:span text:style-name="T114"> </text:span><text:span text:style-name="T7">– </text:span><text:span text:style-name="T148">повертає текстовий опис поточної помилки.</text:span></text:p>
      <text:p text:style-name="P4"><text:span text:style-name="T115"><text:tab/></text:span><text:span text:style-name="T104">int </text:span><text:span text:style-name="T78">CreateStory(const wchar_t *story_file)</text:span><text:span text:style-name="T3"> </text:span><text:span text:style-name="T7">–</text:span><text:span text:style-name="T3"> </text:span><text:span text:style-name="T115">створює нову розповідь і зберігає її у файл. </text:span><text:span text:style-name="T119">Ім’я файлу зберігається для подальшого збереження змін в Розповіді. </text:span><text:span text:style-name="T139">Повертає 0 у разі помилки.</text:span></text:p>
      <text:p text:style-name="P7"><text:span text:style-name="T115"><text:tab/></text:span><text:span text:style-name="T75">int </text:span><text:span text:style-name="T78">LoadStory(const wchar_t *story_file)</text:span><text:span text:style-name="T3"> </text:span><text:span text:style-name="T7">–</text:span><text:span text:style-name="T115"> завантажує розповідь з файлу. </text:span><text:span text:style-name="T139">Повертає 0 у разі помилки.</text:span></text:p>
      <text:p text:style-name="P7"><text:span text:style-name="T115"><text:tab/></text:span><text:span text:style-name="T215">i</text:span><text:span text:style-name="T75">nt </text:span><text:span text:style-name="T100">Save</text:span><text:span text:style-name="T78">Story()</text:span><text:span text:style-name="T3"> </text:span><text:span text:style-name="T7">–</text:span><text:span text:style-name="T115"> </text:span><text:span text:style-name="T116">зберігає </text:span><text:span text:style-name="T119">Р</text:span><text:span text:style-name="T116">озповідь </text:span><text:span text:style-name="T119">у поточний файл</text:span><text:span text:style-name="T115">. </text:span><text:span text:style-name="T139">Повертає 0 у разі помилки. </text:span><text:span text:style-name="T153">Зберігати можна або у форматі </text:span><text:span text:style-name="T22">XML, </text:span><text:span text:style-name="T153">або внутрішньому форматі </text:span><text:span text:style-name="T22">SCS, </text:span><text:span text:style-name="T153">який використовує утиліта візуального редактора Розповідей </text:span><text:span text:style-name="T22">Story Creator. </text:span><text:span text:style-name="T153">У разі використання формату </text:span><text:span text:style-name="T22">XML, </text:span><text:span text:style-name="T228">елементи Р</text:span><text:span text:style-name="T153">озповіді, що не прив’язані до жодної Сцени, не будуть збережені у файл.</text:span></text:p>
      <text:p text:style-name="P4"><text:span text:style-name="T115"><text:tab/></text:span><text:span text:style-name="T75">void </text:span><text:span text:style-name="T103">CloseStory()</text:span><text:span text:style-name="T6"> </text:span><text:span text:style-name="T7">–</text:span><text:span text:style-name="T6"> </text:span><text:span text:style-name="T119">закриває Розповідь.</text:span></text:p>
      <text:p text:style-name="P4"><text:span text:style-name="T119"><text:tab/></text:span><text:span text:style-name="T75">void </text:span><text:span text:style-name="T102">ClearStory()</text:span><text:span text:style-name="T8"> </text:span><text:span text:style-name="T7">–</text:span><text:span text:style-name="T8"> </text:span><text:span text:style-name="T121">очищає Розповідь, видаляючи всі елементи.</text:span></text:p>
      <text:p text:style-name="P4"><text:span text:style-name="T115"><text:tab/></text:span><text:span text:style-name="T75">int </text:span><text:span text:style-name="T100">AddScene()</text:span><text:span text:style-name="T4"> </text:span><text:span text:style-name="T7">–</text:span><text:span text:style-name="T4"> </text:span><text:span text:style-name="T116">додає нову текстову Сцену, повертає ідентифікатор елемента, </text:span><text:span text:style-name="T139">або 0 у разі помилки.</text:span></text:p>
      <text:p text:style-name="P8"><text:span text:style-name="T116"><text:tab/></text:span><text:span text:style-name="T75">int </text:span><text:span text:style-name="T100">Add</text:span><text:span text:style-name="T101">Answer</text:span><text:span text:style-name="T100">()</text:span><text:span text:style-name="T4"> </text:span><text:span text:style-name="T7">–</text:span><text:span text:style-name="T4"> </text:span><text:span text:style-name="T116">додає нову </text:span><text:span text:style-name="T117">Відповідь</text:span><text:span text:style-name="T116">, повертає ідентифікатор елемента, </text:span><text:span text:style-name="T139">або 0 у разі помилки</text:span><text:span text:style-name="T116">.</text:span></text:p>
      <text:p text:style-name="P8"><text:span text:style-name="T116"><text:tab/></text:span><text:span text:style-name="T75">int </text:span><text:span text:style-name="T100">Add</text:span><text:span text:style-name="T101">Script</text:span><text:span text:style-name="T100">()</text:span><text:span text:style-name="T4"> </text:span><text:span text:style-name="T7">–</text:span><text:span text:style-name="T4"> </text:span><text:span text:style-name="T116">додає нов</text:span><text:span text:style-name="T117">ий Скрипт</text:span><text:span text:style-name="T116">, повертає ідентифікатор елемента, </text:span><text:span text:style-name="T139">або 0 у разі помилки</text:span><text:span text:style-name="T116">.</text:span></text:p>
      <text:p text:style-name="P14"><text:span text:style-name="T116"><text:tab/></text:span><text:span text:style-name="T75">int </text:span><text:span text:style-name="T86">Select</text:span><text:span text:style-name="T99">(int id)</text:span><text:span text:style-name="T9"> – </text:span><text:span text:style-name="T124">встановлює активний елемент для роботи з його властивостями. Повертає 0 у разі відсутності елементу з відповідним </text:span><text:span text:style-name="T9">ID.</text:span></text:p>
      <text:p text:style-name="P20"><text:span text:style-name="T9"><text:tab/></text:span><text:span text:style-name="T1">const wchar_t*</text:span><text:span text:style-name="T75"> </text:span><text:span text:style-name="T98">RunScript</text:span><text:span text:style-name="T99">(</text:span><text:span text:style-name="T1">const wchar_t *</text:span><text:span text:style-name="T86">text</text:span><text:span text:style-name="T99">)</text:span><text:span text:style-name="T9"> – </text:span><text:span text:style-name="T21">т</text:span><text:span text:style-name="T152">ранслює </text:span><text:span text:style-name="T157">довільний текст </text:span><text:span text:style-name="T152">скрипт</text:span><text:span text:style-name="T157">у</text:span><text:span text:style-name="T124">. Повертає </text:span><text:span text:style-name="T157">результат роботи скрипту, або </text:span><text:span text:style-name="T152">«-</text:span><text:span text:style-name="T27">err-</text:span><text:span text:style-name="T157">» у разі помилки</text:span><text:span text:style-name="T9">.</text:span></text:p>
      <text:p text:style-name="P16"><text:span text:style-name="T116"><text:tab/></text:span><text:span text:style-name="T75">int </text:span><text:span text:style-name="T97">Remove(int id)</text:span><text:span text:style-name="T5"> – </text:span><text:span text:style-name="T118">видаляє елемент з </text:span><text:span text:style-name="T119">Р</text:span><text:span text:style-name="T118">озповіді. </text:span><text:span text:style-name="T149">П</text:span><text:span text:style-name="T147">ри цьому всі зв’язки з іншими елементами будуть автоматично перебудовані. </text:span><text:span text:style-name="T124">Повертає 0 у </text:span><text:span text:style-name="T150">разі помилки</text:span><text:span text:style-name="T9">.</text:span></text:p>
      <text:p text:style-name="P11"><text:span text:style-name="T9"><text:tab/></text:span><text:span text:style-name="T75">int </text:span><text:span text:style-name="T96">Link</text:span><text:span text:style-name="T97">(int id, </text:span><text:span text:style-name="T96">int to_id</text:span><text:span text:style-name="T97">)</text:span><text:span text:style-name="T5"> – </text:span><text:span text:style-name="T145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9">. </text:span><text:span text:style-name="T145">Повертає 0 у разі помилки.</text:span></text:p>
      <text:p text:style-name="P15"><text:span text:style-name="T145"><text:tab/></text:span><text:span text:style-name="T75">int </text:span><text:span text:style-name="T95">Unl</text:span><text:span text:style-name="T96">ink</text:span><text:span text:style-name="T97">(int id, </text:span><text:span text:style-name="T96">int to_id</text:span><text:span text:style-name="T97">)</text:span><text:span text:style-name="T5"> – </text:span><text:span text:style-name="T20">в</text:span><text:span text:style-name="T146">ідв’язує елементи один від одного</text:span><text:span text:style-name="T145">, </text:span><text:span text:style-name="T149">п</text:span><text:span text:style-name="T147">ри цьому всі зв’язки з іншими елементами будуть автоматично перебудовані.</text:span><text:span text:style-name="T9">. </text:span><text:span text:style-name="T145">Повертає 0 у разі помилки.</text:span></text:p>
      <text:p text:style-name="P8"><text:soft-page-break/><text:span text:style-name="T118"><text:tab/></text:span><text:span text:style-name="T75">int </text:span><text:span text:style-name="T80">G</text:span><text:span text:style-name="T81">etID</text:span><text:span text:style-name="T80">()</text:span><text:span text:style-name="T126"> – повертає </text:span><text:span text:style-name="T10">ID </text:span><text:span text:style-name="T126">елемента.</text:span></text:p>
      <text:p text:style-name="P8"><text:span text:style-name="T118"><text:tab/></text:span><text:span text:style-name="T75">int </text:span><text:span text:style-name="T81">SetID(int new_id)</text:span><text:span text:style-name="T7"> – </text:span><text:span text:style-name="T120">встановлює новий ідентифікатор для елемента, </text:span><text:span text:style-name="T147">при цьому всі зв’язки з іншими елементами будуть автоматично перебудовані</text:span><text:span text:style-name="T116">. </text:span><text:span text:style-name="T139">Повертає 0 у разі помилки.</text:span></text:p>
      <text:p text:style-name="P9"><text:span text:style-name="T120"><text:tab/></text:span><text:span text:style-name="T75">int </text:span><text:span text:style-name="T94">GetDialog()</text:span><text:span text:style-name="T11"> </text:span><text:span text:style-name="T7">–</text:span><text:span text:style-name="T11"> </text:span><text:span text:style-name="T127">повертає номер діалогу </text:span><text:span text:style-name="T132">до якого відноситься </text:span><text:span text:style-name="T127">елемент</text:span><text:span text:style-name="T116">, </text:span><text:span text:style-name="T139">або 0 у разі помилки</text:span><text:span text:style-name="T127">.</text:span></text:p>
      <text:p text:style-name="P15"><text:span text:style-name="T120"><text:tab/></text:span><text:span text:style-name="T75">int </text:span><text:span text:style-name="T81">Set</text:span><text:span text:style-name="T90">Dialog</text:span><text:span text:style-name="T81">(int new_id)</text:span><text:span text:style-name="T7"> – </text:span><text:span text:style-name="T122">встановлює новий </text:span><text:span text:style-name="T125">номер</text:span><text:span text:style-name="T122"> діалогу для елемента. </text:span><text:span text:style-name="T149">П</text:span><text:span text:style-name="T147">ри цьому всі зв’язки з іншими елементами будуть автоматично перебудовані.</text:span><text:span text:style-name="T122"> </text:span><text:span text:style-name="T139">Повертає 0 у разі помилки.</text:span></text:p>
      <text:p text:style-name="P9"><text:span text:style-name="T122"><text:tab/></text:span><text:span text:style-name="T75">int </text:span><text:span text:style-name="T93">G</text:span><text:span text:style-name="T90">et</text:span><text:span text:style-name="T91">PrevID</text:span><text:span text:style-name="T81">()</text:span><text:span text:style-name="T7"> – </text:span><text:span text:style-name="T128">повертає </text:span><text:span text:style-name="T12">ID </text:span><text:span text:style-name="T128">елемента, що прив’язаний до активного </text:span><text:span text:style-name="T122">(</text:span><text:span text:style-name="T151">попереднього</text:span><text:span text:style-name="T122"> елемент</text:span><text:span text:style-name="T129">а</text:span><text:span text:style-name="T122"> в ланцюжку)</text:span><text:span text:style-name="T128">. Якщо активний елемент це Сцена, то повертає 0, бо до Сцени може бути прив’язано декілька елементів.</text:span></text:p>
      <text:p text:style-name="P15"><text:span text:style-name="T122"><text:tab/></text:span><text:span text:style-name="T75">int </text:span><text:span text:style-name="T90">Set</text:span><text:span text:style-name="T91">Prev</text:span><text:span text:style-name="T90">ID</text:span><text:span text:style-name="T81">(int new</text:span><text:span text:style-name="T90">_</text:span><text:span text:style-name="T81">id)</text:span><text:span text:style-name="T7"> – </text:span><text:span text:style-name="T128">встановлює</text:span><text:span text:style-name="T122"> елемент, що прив’язаний до </text:span><text:span text:style-name="T128">активного елементу </text:span><text:span text:style-name="T149">(</text:span><text:span text:style-name="T151">попередній</text:span><text:span text:style-name="T149"> в ланцюжку)</text:span><text:span text:style-name="T122">. </text:span><text:span text:style-name="T149">П</text:span><text:span text:style-name="T147">ри цьому всі зв’язки з іншими елементами будуть автоматично перебудовані. </text:span><text:span text:style-name="T139">Повертає 0 у разі помилки.</text:span></text:p>
      <text:p text:style-name="P15"><text:span text:style-name="T122"><text:tab/></text:span><text:span text:style-name="T75">int </text:span><text:span text:style-name="T92">G</text:span><text:span text:style-name="T90">et</text:span><text:span text:style-name="T91">Next</text:span><text:span text:style-name="T90">ID</text:span><text:span text:style-name="T81">()</text:span><text:span text:style-name="T7"> – </text:span><text:span text:style-name="T129">повертає </text:span><text:span text:style-name="T13">ID </text:span><text:span text:style-name="T129">елемента до якого прив’язано активний елемент </text:span><text:span text:style-name="T122">(</text:span><text:span text:style-name="T151">наступного</text:span><text:span text:style-name="T122"> елемента в ланцюжку).</text:span><text:span text:style-name="T147"> </text:span><text:span text:style-name="T139">Повертає 0 у разі помилки.</text:span></text:p>
      <text:p text:style-name="P15"><text:span text:style-name="T122"><text:tab/></text:span><text:span text:style-name="T75">int </text:span><text:span text:style-name="T90">Set</text:span><text:span text:style-name="T91">Next</text:span><text:span text:style-name="T90">ID</text:span><text:span text:style-name="T81">(int new</text:span><text:span text:style-name="T90">_</text:span><text:span text:style-name="T81">id)</text:span><text:span text:style-name="T7"> – </text:span><text:span text:style-name="T131">встановлює</text:span><text:span text:style-name="T122"> елемент, до якого прив’язаний </text:span><text:span text:style-name="T130">активний </text:span><text:span text:style-name="T122">елемент </text:span><text:span text:style-name="T151">(наступний в ланцюжку)</text:span><text:span text:style-name="T122">. </text:span><text:span text:style-name="T149">П</text:span><text:span text:style-name="T147">ри цьому всі зв’язки з іншими елементами будуть автоматично перебудовані. </text:span><text:span text:style-name="T139">Повертає 0 у разі помилки.</text:span></text:p>
      <text:p text:style-name="P9"><text:span text:style-name="T123"><text:tab/></text:span><text:span text:style-name="T75">int </text:span><text:span text:style-name="T80">G</text:span><text:span text:style-name="T81">et</text:span><text:span text:style-name="T89">Type</text:span><text:span text:style-name="T80">()</text:span><text:span text:style-name="T126"> – повертає </text:span><text:span text:style-name="T136">тип</text:span><text:span text:style-name="T10"> </text:span><text:span text:style-name="T126">елемента. </text:span><text:span text:style-name="T136">1 – Сцена, 2 – Відповідь, 3 – Скрипт, 0 – у разі помилки.</text:span></text:p>
      <text:p text:style-name="P9"><text:span text:style-name="T136"><text:tab/></text:span><text:span text:style-name="T79">const wchar_t *</text:span><text:span text:style-name="T80">G</text:span><text:span text:style-name="T81">et</text:span><text:span text:style-name="T79">Text</text:span><text:span text:style-name="T80">()</text:span><text:span text:style-name="T126"> – повертає </text:span><text:span text:style-name="T137">текст</text:span><text:span text:style-name="T10"> </text:span><text:span text:style-name="T126">елемента.</text:span></text:p>
      <text:p text:style-name="P5"><text:span text:style-name="T118"><text:tab/></text:span><text:span text:style-name="T87">void </text:span><text:span text:style-name="T81">Set</text:span><text:span text:style-name="T79">Text</text:span><text:span text:style-name="T81">(</text:span><text:span text:style-name="T79">const wchar_t *</text:span><text:span text:style-name="T81">new_</text:span><text:span text:style-name="T79">text</text:span><text:span text:style-name="T81">)</text:span><text:span text:style-name="T7"> – </text:span><text:span text:style-name="T120">встановлює новий </text:span><text:span text:style-name="T137">текст</text:span><text:span text:style-name="T120"> для елемента.</text:span></text:p>
      <text:p text:style-name="P9"><text:span text:style-name="T120"><text:tab/></text:span><text:span text:style-name="T75">int </text:span><text:span text:style-name="T88">IsEndDialog</text:span><text:span text:style-name="T80">()</text:span><text:span text:style-name="T126"> – </text:span><text:span text:style-name="T138">перевіряє чи елемент завершальним у ланцюжку Розповіді</text:span><text:span text:style-name="T126">. </text:span><text:span text:style-name="T139">1 – якщо елемент завершує ланцюжок, 0 – у протилежному випадку.</text:span></text:p>
      <text:p text:style-name="P6"><text:span text:style-name="T118"><text:tab/></text:span><text:span text:style-name="T87">void </text:span><text:span text:style-name="T81">Set</text:span><text:span text:style-name="T88">EndDialog</text:span><text:span text:style-name="T81">(</text:span><text:span text:style-name="T88">bool end_dialog</text:span><text:span text:style-name="T81">)</text:span><text:span text:style-name="T7"> – </text:span><text:span text:style-name="T15">п</text:span><text:span text:style-name="T138">означає елемент як завершальний у Розповіді</text:span><text:span text:style-name="T120">.</text:span></text:p>
      <text:p text:style-name="P10"><text:tab/><text:span text:style-name="T84">const wchar_t *</text:span><text:span text:style-name="T80">G</text:span><text:span text:style-name="T81">et</text:span><text:span text:style-name="T85">Params</text:span><text:span text:style-name="T80">()</text:span><text:span text:style-name="T126"> – </text:span><text:span text:style-name="T142">повертає рядок параметрів Скрипту.</text:span></text:p>
      <text:p text:style-name="P10"><text:span text:style-name="T142"><text:tab/></text:span><text:span text:style-name="T85">void SetParams(const wchar_t *params)</text:span><text:span text:style-name="T17"> – </text:span><text:span text:style-name="T142">встановлює рядок параметрів для Скрипту.</text:span></text:p>
      <text:p text:style-name="P20"><text:span text:style-name="T142"><text:tab/></text:span><text:span text:style-name="T75">int </text:span><text:span text:style-name="T86">Execute</text:span><text:span text:style-name="T81">()</text:span><text:span text:style-name="T7"> </text:span><text:span text:style-name="T9">– </text:span><text:span text:style-name="T21">т</text:span><text:span text:style-name="T152">ранслює скрипт, записує результат у поле </text:span><text:span text:style-name="T21">Result </text:span><text:span text:style-name="T152">відповідного елемента</text:span><text:span text:style-name="T124">. Повертає </text:span><text:span text:style-name="T152">1 у разі успіху та </text:span><text:span text:style-name="T124">0 у разі </text:span><text:span text:style-name="T152">помилки</text:span><text:span text:style-name="T9">. </text:span><text:span text:style-name="T158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42"><text:tab/></text:span><text:span text:style-name="T84">const wchar_t *</text:span><text:span text:style-name="T80">G</text:span><text:span text:style-name="T81">et</text:span><text:span text:style-name="T85">Result</text:span><text:span text:style-name="T80">()</text:span><text:span text:style-name="T126"> – </text:span><text:span text:style-name="T142">повертає результат виконання Скрипту. </text:span><text:span text:style-name="T151">Повертає порожню строку, доки Скрипт не буде виконаний.</text:span></text:p>
      <text:p text:style-name="P10"><text:span text:style-name="T142"/></text:p>
      <text:p text:style-name="P12"/>
      <text:p text:style-name="P38">Для навігації по Розповіді</text:p>
      <text:p text:style-name="P12"/>
      <text:p text:style-name="P18"><text:span text:style-name="T139"><text:tab/></text:span><text:span text:style-name="T215">i</text:span><text:span text:style-name="T75">nt </text:span><text:span text:style-name="T76">Tell</text:span><text:span text:style-name="T78">Story(</text:span><text:span text:style-name="T83">const wchar_t *story_file</text:span><text:span text:style-name="T78">)</text:span><text:span text:style-name="T3"> </text:span><text:span text:style-name="T7">–</text:span><text:span text:style-name="T115"> </text:span><text:span text:style-name="T140">завантажує</text:span><text:span text:style-name="T116"> </text:span><text:span text:style-name="T119">Р</text:span><text:span text:style-name="T116">озповідь </text:span><text:span text:style-name="T140">з файлу і активує перший елемент</text:span><text:span text:style-name="T115">. </text:span><text:span text:style-name="T139">Повертає 0 у разі помилки.</text:span></text:p>
      <text:p text:style-name="P19"><text:span text:style-name="T139"><text:tab/></text:span><text:span text:style-name="T82">i</text:span><text:span text:style-name="T75">nt LoadDialog(int dlg_id)</text:span><text:span text:style-name="T3"> </text:span><text:span text:style-name="T7">–</text:span><text:span text:style-name="T115"> </text:span><text:span text:style-name="T140">завантажує</text:span><text:span text:style-name="T116"> </text:span><text:span text:style-name="T156">діалог із вказаним </text:span><text:span text:style-name="T26">ID</text:span><text:span text:style-name="T115">. </text:span><text:span text:style-name="T139">Повертає 0 у разі помилки.</text:span></text:p>
      <text:p text:style-name="P17"><text:span text:style-name="T139"><text:tab/></text:span><text:span text:style-name="T79">const wchar_t *</text:span><text:span text:style-name="T80">G</text:span><text:span text:style-name="T81">et</text:span><text:span text:style-name="T76">Scene</text:span><text:span text:style-name="T80">()</text:span><text:span text:style-name="T126"> – повертає </text:span><text:span text:style-name="T137">текст</text:span><text:span text:style-name="T10"> </text:span><text:span text:style-name="T23">п</text:span><text:span text:style-name="T154">оточної Сцени</text:span><text:span text:style-name="T126">.</text:span></text:p>
      <text:p text:style-name="P17"><text:span text:style-name="T126"><text:tab/></text:span><text:span text:style-name="T79">const wchar_t *</text:span><text:span text:style-name="T80">G</text:span><text:span text:style-name="T81">et</text:span><text:span text:style-name="T76">Answer</text:span><text:span text:style-name="T80">(</text:span><text:span text:style-name="T76">int index</text:span><text:span text:style-name="T80">)</text:span><text:span text:style-name="T126"> – повертає </text:span><text:span text:style-name="T137">текст</text:span><text:span text:style-name="T10"> </text:span><text:span text:style-name="T154">Відповіді з індексом </text:span><text:span text:style-name="T23">index, </text:span><text:span text:style-name="T229">що прив’</text:span><text:span text:style-name="T154">язана до поточної Сцени</text:span><text:span text:style-name="T126">.</text:span><text:span text:style-name="T23"> </text:span></text:p>
      <text:p text:style-name="P13"><text:span text:style-name="T139"><text:tab/></text:span><text:span text:style-name="T215">i</text:span><text:span text:style-name="T75">nt </text:span><text:span text:style-name="T76">Get</text:span><text:span text:style-name="T77">AnswerCount</text:span><text:span text:style-name="T78">()</text:span><text:span text:style-name="T3"> </text:span><text:span text:style-name="T7">–</text:span><text:span text:style-name="T115"> </text:span><text:span text:style-name="T141">повертає кількість Відповідей, доступних для поточної Сцени.</text:span></text:p>
      <text:p text:style-name="P13"><text:span text:style-name="T143"><text:tab/></text:span><text:span text:style-name="T74">void SelectAnswer(int index)</text:span><text:span text:style-name="T18"> – </text:span><text:span text:style-name="T23">а</text:span><text:span text:style-name="T154">ктивує</text:span><text:span text:style-name="T143"> Відповідь з вказаним індексом. Після цього </text:span><text:span text:style-name="T154">рушій переходить до наступної Сцени або завершує Розповідь якщо ця Відповідь має </text:span><text:soft-page-break/><text:span text:style-name="T154">прапорець </text:span><text:span text:style-name="T23">EndDialog</text:span><text:span text:style-name="T143">.</text:span></text:p>
      <text:p text:style-name="P30"><text:tab/></text:p>
      <text:p text:style-name="P21"><text:span text:style-name="T159"/></text:p>
      <text:p text:style-name="P21"><text:span text:style-name="T159"/></text:p>
      <text:p text:style-name="P21"><text:span text:style-name="T159">А</text:span><text:span text:style-name="T113">лгоритм роботи</text:span></text:p>
      <text:p text:style-name="P21"><text:span text:style-name="T114"/></text:p>
      <text:p text:style-name="P22"><text:span text:style-name="T114"><text:tab/>Після виклику </text:span><text:span text:style-name="T24">Tell</text:span><text:span text:style-name="T3">Story</text:span><text:span text:style-name="T114">(), рушій завантажує Розповідь з файлу і активує першу Сцену, </text:span><text:span text:style-name="T156">використовуючи для цього функцію </text:span><text:span text:style-name="T26">LoadDialog()</text:span><text:span text:style-name="T114">. При цьому транслюються всі Скрипти, що прив’язані до неї. </text:span><text:span text:style-name="T155">Перш</text:span><text:span text:style-name="T156">ий</text:span><text:span text:style-name="T155"> </text:span><text:span text:style-name="T156">діалог</text:span><text:span text:style-name="T155"> завжди </text:span><text:span text:style-name="T156">повинен</text:span><text:span text:style-name="T155"> мати </text:span><text:span text:style-name="T25">ID </text:span><text:span text:style-name="T155">зі значенням «</text:span><text:span text:style-name="T156">0</text:span><text:span text:style-name="T155">». </text:span><text:span text:style-name="T114">Користувач має викликати </text:span><text:span text:style-name="T2">Get</text:span><text:span text:style-name="T16">AnswerCount</text:span><text:span text:style-name="T114">(), аби отримати кількість доступних Відповідей, </text:span><text:span text:style-name="T156">потім</text:span><text:span text:style-name="T114"> він використовує </text:span><text:span text:style-name="T10">G</text:span><text:span text:style-name="T7">et</text:span><text:span text:style-name="T2">Answer</text:span><text:span text:style-name="T114">() щоб отримати текст потрібної Відповіді (наприклад, аби вивести його на екран), </text:span><text:span text:style-name="T156">і</text:span><text:span text:style-name="T114"> активує потрібну Відповідь за допомогою </text:span><text:span text:style-name="T18">SelectAnswer</text:span><text:span text:style-name="T114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114"/></text:p>
      <text:p text:style-name="P22"><text:span text:style-name="T114"/></text:p>
      <text:p text:style-name="P35">Керування рушієм за допомогою скриптів</text:p>
      <text:p text:style-name="P65"><text:span text:style-name="T159"/></text:p>
      <text:p text:style-name="P66"><text:span text:style-name="T159"><text:tab/></text:span><text:span text:style-name="T167">Функції рушія можна використовувати у скриптах на мові </text:span><text:span text:style-name="T34">ELI, </text:span><text:span text:style-name="T230">як </text:span><text:span text:style-name="T167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34">ELI-</text:span><text:span text:style-name="T167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66"><text:span text:style-name="T167"/></text:p>
      <text:p text:style-name="P32">#include ".\scripts\KobzarScripts.eh";</text:p>
      <text:p text:style-name="P32">&amp;Engine.Create(Kobzar, "");</text:p>
      <text:p text:style-name="P66"><text:span text:style-name="T167">&amp;Engine.</text:span><text:span text:style-name="T34">CreateNew</text:span><text:span text:style-name="T167">Instance();</text:span></text:p>
      <text:p text:style-name="P66"><text:span text:style-name="T167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66"><text:span text:style-name="T167"><text:tab/></text:span><text:span text:style-name="T168">Функціонал бібліотеки-коннектора наведено в Додатку 1.</text:span></text:p>
      <text:p text:style-name="P66"><text:span text:style-name="T168"/></text:p>
      <text:p text:style-name="P2"><text:span text:style-name="T159"/></text:p>
      <text:p text:style-name="P28"><text:span text:style-name="T159">Б</text:span><text:span text:style-name="T113">ібліотека візуалізації</text:span></text:p>
      <text:p text:style-name="P63"><text:span text:style-name="T113"/></text:p>
      <text:p text:style-name="P64"><text:span text:style-name="T113"><text:tab/>До складу рушія входить бібліотека Visual</text:span><text:span text:style-name="T36">Lib</text:span><text:span text:style-name="T113">.</text:span><text:span text:style-name="T1">dll, </text:span><text:span text:style-name="T113">що містить набір функцій для створення та використання графічних елементів, таких як вікна, кнопки, зображення тощо. </text:span><text:span text:style-name="T165">Для створення вікна використовується </text:span><text:span text:style-name="T170">W</text:span><text:span text:style-name="T36">inAPI </text:span><text:span text:style-name="T206">та </text:span><text:span text:style-name="T54">GDI+</text:span><text:span text:style-name="T32">. </text:span><text:span text:style-name="T113">Використовуючи скриптову мову </text:span><text:span text:style-name="T1">ELI, м</text:span><text:span text:style-name="T113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66">Коли бібліотека візуалізації завантажується, вона автоматично створює </text:span><text:span text:style-name="T36">в</text:span><text:span text:style-name="T170">ікно</text:span><text:span text:style-name="T166"> за допомогою </text:span><text:span text:style-name="T33">WinAPI-</text:span><text:span text:style-name="T166">функції </text:span><text:span text:style-name="T33">CreateWindow</text:span><text:span text:style-name="T178">()</text:span><text:span text:style-name="T33">, </text:span><text:span text:style-name="T166">після чого за допомогою вбудованих функцій можна керувати </text:span><text:span text:style-name="T170">цим</text:span><text:span text:style-name="T166"> вікном і графічними елементами на ньому.</text:span></text:p>
      <text:p text:style-name="P64"><text:span text:style-name="T166"><text:tab/></text:span><text:span text:style-name="T167">Для використання бібліотеки у внутрішніх скриптах треба </text:span><text:span text:style-name="T181">підключити заголовковий файл бібліотеки</text:span><text:span text:style-name="T168">:</text:span></text:p>
      <text:p text:style-name="P64"><text:span text:style-name="T168"/></text:p>
      <text:p text:style-name="P67"><text:span text:style-name="T167">#include ".\scripts\</text:span><text:span text:style-name="T35">VisualLib</text:span><text:span text:style-name="T167">.eh";</text:span></text:p>
      <text:p text:style-name="P71"><text:span text:style-name="T178"/></text:p>
      <text:p text:style-name="P70"><text:span text:style-name="T179"><text:s/><text:tab/></text:span><text:span text:style-name="T167">п</text:span><text:span text:style-name="T113">ісля чого створити службовий об’єкт, як це передбачено синтаксисом </text:span><text:span text:style-name="T1">ELI:</text:span></text:p>
      <text:p text:style-name="P69"><text:span text:style-name="T1"/></text:p>
      <text:p text:style-name="P74"><text:span text:style-name="T1">&amp;VLib.Create(VisualLibrary, </text:span><text:span text:style-name="T43">""</text:span><text:span text:style-name="T1">);</text:span></text:p>
      <text:p text:style-name="P74"><text:soft-page-break/><text:span text:style-name="T1"/></text:p>
      <text:p text:style-name="P70"><text:span text:style-name="T178"><text:tab/>Цей службовий об’єкт відповідає за ініціалізацію функцій, що містяться в бібліотеці </text:span><text:span text:style-name="T179">Visual</text:span><text:span text:style-name="T36">Lib</text:span><text:span text:style-name="T179">.</text:span><text:span text:style-name="T31">dll.</text:span><text:span text:style-name="T179"> </text:span><text:span text:style-name="T178">Перевірити успішність ініціалізації можна за допомогою </text:span><text:span text:style-name="T180">властивості</text:span><text:span text:style-name="T178"> </text:span><text:span text:style-name="T44">&amp;VLib.Initialised.</text:span></text:p>
      <text:p text:style-name="P70"><text:span text:style-name="T44"/></text:p>
      <text:p text:style-name="P74"><text:span text:style-name="T1"><text:tab/></text:span><text:span text:style-name="T113">Далі необхідно створити об’єкт самої сцени:</text:span></text:p>
      <text:p text:style-name="P69"><text:span text:style-name="T1"/></text:p>
      <text:p text:style-name="P76">&amp;<text:span text:style-name="T233">Scene</text:span>.Create(Visual<text:span text:style-name="T234">Scene</text:span>, "<text:span text:style-name="T238">800, 600, 0"</text:span>);</text:p>
      <text:p text:style-name="P76"><text:tab/></text:p>
      <text:p text:style-name="P72"><text:span text:style-name="T1"><text:tab/></text:span><text:span text:style-name="T182">Де 800 – ширина вікна, 600 – висота, а 0 – вказує на використання віконного режиму.</text:span></text:p>
      <text:p text:style-name="P73"><text:span text:style-name="T45"><text:tab/></text:span><text:span text:style-name="T1">ELI-</text:span><text:span text:style-name="T113">клас </text:span><text:span text:style-name="T1">Visual</text:span><text:span text:style-name="T37">Scene</text:span><text:span text:style-name="T1"> </text:span><text:span text:style-name="T48">м</text:span><text:span text:style-name="T184">істить властивості і методи, які відповідають за графічне вікно: розмір, координати центру вікна тощо</text:span><text:span text:style-name="T113">. </text:span><text:span text:style-name="T184">Для відображення чогось на формі с</text:span><text:span text:style-name="T174">початку слід створити </text:span><text:span text:style-name="T40">ELI-</text:span><text:span text:style-name="T174">об’єкт потрібного контролу, після чого</text:span><text:span text:style-name="T184"> налаштувати його параметри</text:span><text:span text:style-name="T175">. </text:span><text:span text:style-name="T184">Коли об’єкт буде готовий до візуалізації, необхідно використати метод </text:span><text:span text:style-name="T48">Draw() </text:span><text:span text:style-name="T184">для відображення </text:span><text:span text:style-name="T206">його </text:span><text:span text:style-name="T184">на формі. </text:span><text:span text:style-name="T175">Об’єкт контролу має існувати до кінця трансляції скрипту, оскільки бібліотека візуалізації буде взаємодіяти з ним.</text:span></text:p>
      <text:p text:style-name="P73"><text:span text:style-name="T41"><text:tab/></text:span><text:span text:style-name="T176">Параметри контрола можна редагувати </text:span><text:span text:style-name="T184">і після першої візуалізації</text:span><text:span text:style-name="T176">, наприклад змінити розмір шрифту. </text:span><text:span text:style-name="T183">Але після цього доведеться перемальовувати весь вміст вікна, попередньо очистивши його за допомогою методу </text:span><text:span text:style-name="T113">Visual</text:span><text:span text:style-name="T185">Scene</text:span><text:span text:style-name="T184">::</text:span><text:span text:style-name="T183">Clear</text:span><text:span text:style-name="T46">().</text:span></text:p>
      <text:p text:style-name="P73"><text:span text:style-name="T46"><text:tab/></text:span><text:span text:style-name="T190">Ось так може виглядати умовний скрипт для створення візуальної сцени </text:span><text:span text:style-name="T191">і виведення на неї зображення</text:span><text:span text:style-name="T190">:</text:span></text:p>
      <text:p text:style-name="P73"><text:span text:style-name="T190"/></text:p>
      <text:p text:style-name="P68"><text:span text:style-name="T167">#include ".\scripts\</text:span><text:span text:style-name="T35">VisualLib</text:span><text:span text:style-name="T167">.eh";</text:span></text:p>
      <text:p text:style-name="P68"><text:span text:style-name="T167"/></text:p>
      <text:p text:style-name="P75"><text:span text:style-name="T34">&amp;VLib.Create(VisualLibrary, </text:span><text:span text:style-name="T43">""</text:span><text:span text:style-name="T34">);</text:span></text:p>
      <text:p text:style-name="P75"><text:span text:style-name="T34"/></text:p>
      <text:p text:style-name="P88">if (&amp;Vlib.Initialised)</text:p>
      <text:p text:style-name="P88">{</text:p>
      <text:p text:style-name="P88"><text:s text:c="2"/><text:span text:style-name="T245">&amp;</text:span><text:span text:style-name="T233">Scene</text:span><text:span text:style-name="T245">.Create(Visual</text:span><text:span text:style-name="T234">Scene</text:span><text:span text:style-name="T245">, "</text:span><text:span text:style-name="T238">800, 600, 0"</text:span><text:span text:style-name="T245">);</text:span></text:p>
      <text:p text:style-name="P88"/>
      <text:p text:style-name="P89"><text:s text:c="2"/>&amp;ImageSample.Create(Image, <text:span text:style-name="T245">".</text:span>\images\sample.png<text:span text:style-name="T245">"</text:span>);</text:p>
      <text:p text:style-name="P88"><text:s text:c="2"/><text:span text:style-name="T246">&amp;ImageSample.X = 10;</text:span></text:p>
      <text:p text:style-name="P88"><text:s text:c="2"/><text:span text:style-name="T246">&amp;ImageSample.Y = 10;</text:span></text:p>
      <text:p text:style-name="P88"><text:s text:c="2"/>&amp;ImageSample.Draw();</text:p>
      <text:p text:style-name="P88">}</text:p>
      <text:p text:style-name="P75"><text:span text:style-name="T34"/></text:p>
      <text:p text:style-name="P67"><text:span text:style-name="T167"/></text:p>
      <text:p text:style-name="P67"><text:span text:style-name="T167"><text:tab/></text:span><text:span text:style-name="T168">Функціонал бібліотеки візуалізації наведено в Додатку 3.</text:span></text:p>
      <text:p text:style-name="P67"><text:span text:style-name="T168"/></text:p>
      <text:p text:style-name="P67"><text:span text:style-name="T168"/></text:p>
      <text:p text:style-name="P67"><text:span text:style-name="T168"/></text:p>
      <text:p text:style-name="P67"><text:span text:style-name="T168"/></text:p>
      <text:p text:style-name="P2"><text:span text:style-name="T159"/></text:p>
      <text:p text:style-name="P23"><text:span text:style-name="T159">Д</text:span><text:span text:style-name="T113">одаток 1. Методи службового об’єкта для доступу до функцій рушія</text:span></text:p>
      <text:p text:style-name="P39"><text:span text:style-name="T113"/></text:p>
      <text:p text:style-name="P41"><text:span text:style-name="T207">Create(Kobzar, "")</text:span><text:span text:style-name="T160"> – </text:span><text:span text:style-name="T113"><text:s/></text:span><text:span text:style-name="T161">ініціює службовий об’єкт.</text:span></text:p>
      <text:p text:style-name="P41"><text:span text:style-name="T207">UseCurrrentInstance()</text:span><text:span text:style-name="T160"> – </text:span><text:span text:style-name="T161">використовує поточний екземпляр рушія. За замовчуванням використовується для трансляції коду елементів типу Скрипт.</text:span></text:p>
      <text:p text:style-name="P42"><text:span text:style-name="T207">CreateNewInstance($file)</text:span><text:span text:style-name="T160"> – </text:span><text:span text:style-name="T161">імпортує новий екземпляр рушія з </text:span><text:span text:style-name="T31">DLL</text:span><text:span text:style-name="T161">, шлях до якої вказано у $file.</text:span></text:p>
      <text:p text:style-name="P41"><text:span text:style-name="T207">GetLastError()</text:span><text:span text:style-name="T160"> – </text:span><text:span text:style-name="T161">викликає аналогічний метод рушія </text:span></text:p>
      <text:p text:style-name="P42"><text:soft-page-break/><text:span text:style-name="T207">CreateStory($file)</text:span><text:span text:style-name="T160"> – </text:span><text:span text:style-name="T161">викликає аналогічний метод рушія. </text:span><text:span text:style-name="T113">$file – </text:span><text:span text:style-name="T161">шлях до файлу Розповіді.</text:span></text:p>
      <text:p text:style-name="P42"><text:span text:style-name="T207">LoadStory($file)</text:span><text:span text:style-name="T160"> – </text:span><text:span text:style-name="T161">викликає аналогічний метод рушія. </text:span><text:span text:style-name="T113">$file – </text:span><text:span text:style-name="T161">шлях до файлу Розповіді.</text:span></text:p>
      <text:p text:style-name="P42"><text:span text:style-name="T207">SaveStory()</text:span><text:span text:style-name="T160"> – </text:span><text:span text:style-name="T161">викликає аналогічний метод рушія.</text:span></text:p>
      <text:p text:style-name="P42"><text:span text:style-name="T207">CloseStory()</text:span><text:span text:style-name="T160"> – </text:span><text:span text:style-name="T161">викликає аналогічний метод рушія.</text:span></text:p>
      <text:p text:style-name="P42"><text:span text:style-name="T207">ClearStory()</text:span><text:span text:style-name="T160"> – </text:span><text:span text:style-name="T161">викликає аналогічний метод рушія.</text:span></text:p>
      <text:p text:style-name="P42"><text:span text:style-name="T207">AddScene()</text:span><text:span text:style-name="T160"> – </text:span><text:span text:style-name="T161">викликає аналогічний метод рушія.</text:span></text:p>
      <text:p text:style-name="P42"><text:span text:style-name="T207">AddAnswer()</text:span><text:span text:style-name="T160"> – </text:span><text:span text:style-name="T161">викликає аналогічний метод рушія.</text:span></text:p>
      <text:p text:style-name="P42"><text:span text:style-name="T207">AddScript()</text:span><text:span text:style-name="T160"> – </text:span><text:span text:style-name="T161">викликає аналогічний метод рушія.</text:span></text:p>
      <text:p text:style-name="P42"><text:span text:style-name="T207">Select($id)</text:span><text:span text:style-name="T160"> – </text:span><text:span text:style-name="T161">викликає аналогічний метод рушія. </text:span><text:span text:style-name="T28">$id </text:span><text:span text:style-name="T162">містить </text:span><text:span text:style-name="T28">ID </text:span><text:span text:style-name="T162">потрібного елементу.</text:span></text:p>
      <text:p text:style-name="P43"><text:span text:style-name="T207">Remove($id)</text:span><text:span text:style-name="T160"> – </text:span><text:span text:style-name="T161">викликає аналогічний метод рушія. </text:span><text:span text:style-name="T28">$id </text:span><text:span text:style-name="T162">містить </text:span><text:span text:style-name="T28">ID </text:span><text:span text:style-name="T162">потрібного елементу.</text:span></text:p>
      <text:p text:style-name="P43"><text:span text:style-name="T207">Link($frID, $toID)</text:span><text:span text:style-name="T160"> – </text:span><text:span text:style-name="T161">викликає аналогічний метод рушія. </text:span><text:span text:style-name="T28">$</text:span><text:span text:style-name="T113">frID</text:span><text:span text:style-name="T28"> </text:span><text:span text:style-name="T162">та </text:span><text:span text:style-name="T113">$toID </text:span><text:span text:style-name="T162">містять </text:span><text:span text:style-name="T28">ID е</text:span><text:span text:style-name="T162">лементів що зв’язуються.</text:span></text:p>
      <text:p text:style-name="P43"><text:span text:style-name="T207">Unlink($frID, $toID)</text:span><text:span text:style-name="T160"> – </text:span><text:span text:style-name="T161">викликає аналогічний метод рушія. </text:span><text:span text:style-name="T28">$</text:span><text:span text:style-name="T113">frID</text:span><text:span text:style-name="T28"> </text:span><text:span text:style-name="T162">та </text:span><text:span text:style-name="T113">$toID </text:span><text:span text:style-name="T162">містять </text:span><text:span text:style-name="T28">ID е</text:span><text:span text:style-name="T162">лементів що роз’єднуються.</text:span></text:p>
      <text:p text:style-name="P42"><text:span text:style-name="T207">GetID()</text:span><text:span text:style-name="T160"> – </text:span><text:span text:style-name="T161">викликає аналогічний метод рушія.</text:span></text:p>
      <text:p text:style-name="P43"><text:span text:style-name="T207">SetID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Dialog()</text:span><text:span text:style-name="T160"> – </text:span><text:span text:style-name="T161">викликає аналогічний метод рушія.</text:span></text:p>
      <text:p text:style-name="P43"><text:span text:style-name="T207">SetDialog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NextDialog()</text:span><text:span text:style-name="T160"> – </text:span><text:span text:style-name="T161">викликає аналогічний метод рушія.</text:span></text:p>
      <text:p text:style-name="P43"><text:span text:style-name="T207">SetNextDialog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PrevID()</text:span><text:span text:style-name="T160"> – </text:span><text:span text:style-name="T161">викликає аналогічний метод рушія.</text:span></text:p>
      <text:p text:style-name="P43"><text:span text:style-name="T207">SetPrevID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NextID()</text:span><text:span text:style-name="T160"> – </text:span><text:span text:style-name="T161">викликає аналогічний метод рушія.</text:span></text:p>
      <text:p text:style-name="P43"><text:span text:style-name="T207">SetNextID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Type()</text:span><text:span text:style-name="T160"> – </text:span><text:span text:style-name="T161">викликає аналогічний метод рушія.</text:span></text:p>
      <text:p text:style-name="P42"><text:span text:style-name="T207">GetText()</text:span><text:span text:style-name="T160"> – </text:span><text:span text:style-name="T161">викликає аналогічний метод рушія.</text:span></text:p>
      <text:p text:style-name="P43"><text:span text:style-name="T207">SetText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IsEndDialog()</text:span><text:span text:style-name="T160"> – </text:span><text:span text:style-name="T161">викликає аналогічний метод рушія.</text:span></text:p>
      <text:p text:style-name="P43"><text:span text:style-name="T207">SetEndDialog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GetParams()</text:span><text:span text:style-name="T160"> – </text:span><text:span text:style-name="T161">викликає аналогічний метод рушія.</text:span></text:p>
      <text:p text:style-name="P43"><text:span text:style-name="T207">SetParams($val)</text:span><text:span text:style-name="T160"> – </text:span><text:span text:style-name="T161">викликає аналогічний метод рушія. </text:span><text:span text:style-name="T113">$val </text:span><text:span text:style-name="T162">містить потрібне значення.</text:span></text:p>
      <text:p text:style-name="P42"><text:span text:style-name="T207">Execute()</text:span><text:span text:style-name="T160"> – </text:span><text:span text:style-name="T161">викликає аналогічний метод рушія.</text:span></text:p>
      <text:p text:style-name="P42"><text:span text:style-name="T207">GetResult()</text:span><text:span text:style-name="T160"> – </text:span><text:span text:style-name="T161">викликає аналогічний метод рушія.</text:span></text:p>
      <text:p text:style-name="P43"><text:span text:style-name="T207">TellStory($file)</text:span><text:span text:style-name="T160"> – </text:span><text:span text:style-name="T161">викликає аналогічний метод рушія. </text:span><text:span text:style-name="T113">$file – </text:span><text:span text:style-name="T161">шлях до файлу Розповіді.</text:span></text:p>
      <text:p text:style-name="P43"><text:span text:style-name="T207">LoadDialog($id)</text:span><text:span text:style-name="T160"> – </text:span><text:span text:style-name="T161">викликає аналогічний метод рушія. </text:span><text:span text:style-name="T28">$id </text:span><text:span text:style-name="T162">містить </text:span><text:span text:style-name="T28">ID </text:span><text:span text:style-name="T162">потрібного елементу.</text:span></text:p>
      <text:p text:style-name="P42"><text:span text:style-name="T207">GetScene()</text:span><text:span text:style-name="T160"> – </text:span><text:span text:style-name="T161">викликає аналогічний метод рушія.</text:span></text:p>
      <text:p text:style-name="P42"><text:span text:style-name="T207">GetAnswerCount()</text:span><text:span text:style-name="T160"> – </text:span><text:span text:style-name="T161">викликає аналогічний метод рушія.</text:span></text:p>
      <text:p text:style-name="P42"><text:span text:style-name="T207">GetAnswer()</text:span><text:span text:style-name="T160"> – </text:span><text:span text:style-name="T161">викликає аналогічний метод рушія.</text:span></text:p>
      <text:p text:style-name="P43"><text:span text:style-name="T207">SelectAnswer($ind)</text:span><text:span text:style-name="T160"> – </text:span><text:span text:style-name="T161">викликає аналогічний метод рушія. </text:span><text:span text:style-name="T28">$ind </text:span><text:span text:style-name="T162">містить індекс</text:span><text:span text:style-name="T28"> </text:span><text:span text:style-name="T162">потрібно</text:span><text:span text:style-name="T163">ї Відповіді</text:span><text:span text:style-name="T162">.</text:span></text:p>
      <text:p text:style-name="P42"><text:span text:style-name="T208">Destroy()</text:span><text:span text:style-name="T160"> – </text:span><text:span text:style-name="T161">знищує службовий об’єкт.</text:span></text:p>
      <text:p text:style-name="P42"><text:span text:style-name="T161"/></text:p>
      <text:p text:style-name="P42"><text:span text:style-name="T161"/></text:p>
      <text:p text:style-name="P24"><text:span text:style-name="T159">Д</text:span><text:span text:style-name="T161">одаток </text:span><text:span text:style-name="T30">2</text:span><text:span text:style-name="T161">. </text:span><text:span text:style-name="T164">Приклад структури </text:span><text:span text:style-name="T29">XML-</text:span><text:span text:style-name="T164">файлу Розповіді</text:span></text:p>
      <text:p text:style-name="P44"><text:span text:style-name="T164"/></text:p>
      <text:p text:style-name="P31">&lt;StoryFile&gt;</text:p>
      <text:p text:style-name="P31"><text:tab/>&lt;Dialog id = '0'&gt;</text:p>
      <text:p text:style-name="P44"><text:span text:style-name="T164"><text:tab/><text:tab/>&lt;ScreenText&gt;</text:span><text:span text:style-name="T29">scene text</text:span><text:span text:style-name="T164">&lt;/ScreenText&gt;</text:span></text:p>
      <text:p text:style-name="P31"><text:tab/><text:tab/>&lt;Answers&gt;</text:p>
      <text:p text:style-name="P31"><text:tab/><text:tab/><text:tab/>&lt;Answer NextDialog = '1'&gt;</text:p>
      <text:p text:style-name="P44"><text:span text:style-name="T164"><text:tab/><text:tab/><text:tab/><text:tab/>&lt;Text&gt;</text:span><text:span text:style-name="T29">Answer text</text:span><text:span text:style-name="T164">&lt;/Text&gt;</text:span></text:p>
      <text:p text:style-name="P31"><text:tab/><text:tab/><text:tab/>&lt;/Answer&gt;</text:p>
      <text:p text:style-name="P31"><text:soft-page-break/><text:tab/><text:tab/>&lt;/Answers&gt;</text:p>
      <text:p text:style-name="P31"><text:tab/>&lt;/Dialog&gt;</text:p>
      <text:p text:style-name="P31"><text:tab/>&lt;Dialog id = '1'&gt;</text:p>
      <text:p text:style-name="P44"><text:span text:style-name="T164"><text:tab/><text:tab/>&lt;ScreenText&gt;</text:span><text:span text:style-name="T29">next Scene text</text:span><text:span text:style-name="T164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231">Д</text:span><text:span text:style-name="T232">одаток </text:span><text:span text:style-name="T169">3</text:span><text:span text:style-name="T232">. </text:span><text:span text:style-name="T167">Методи бібліотеки візуалізації</text:span></text:p>
      <text:p text:style-name="P79"/>
      <text:p text:style-name="P77"><text:span text:style-name="T220">Visual</text:span><text:span text:style-name="T221">Scene</text:span><text:span text:style-name="T222">($width, $height, $fullscreen)</text:span><text:span text:style-name="T238"> </text:span><text:span text:style-name="T160">– </text:span><text:span text:style-name="T177">створює об’єкт та вікно з шириною </text:span><text:span text:style-name="T238">$width</text:span><text:span text:style-name="T177"> та висотою </text:span><text:span text:style-name="T238">$height. </text:span><text:span text:style-name="T177">Параметр </text:span><text:span text:style-name="T238">$fullscreen </text:span><text:span text:style-name="T177">вказує на роботу в повноекранному режимі, приймає значення 1 чи 0.</text:span></text:p>
      <text:p text:style-name="P81"><text:span text:style-name="T223">Show</text:span><text:span text:style-name="T224">Form</text:span><text:span text:style-name="T220">()</text:span> <text:span text:style-name="T160">– </text:span><text:span text:style-name="T178">робить вікно видимим</text:span><text:span text:style-name="T113">.</text:span></text:p>
      <text:p text:style-name="P81"><text:span text:style-name="T223">Hide</text:span><text:span text:style-name="T224">Form</text:span><text:span text:style-name="T220">()</text:span> <text:span text:style-name="T160">– </text:span><text:span text:style-name="T178">приховує вікно</text:span><text:span text:style-name="T113">.</text:span></text:p>
      <text:p text:style-name="P80"><text:span text:style-name="T220">Clear()</text:span> <text:span text:style-name="T160">–</text:span> <text:span text:style-name="T113">очищує вікно.</text:span></text:p>
      <text:p text:style-name="P87"><text:span text:style-name="T178"/></text:p>
      <text:p text:style-name="P78"><text:span text:style-name="T171"/></text:p>
      <text:p text:style-name="P78"><text:span text:style-name="T171"/></text:p>
      <text:p text:style-name="P26"><text:span text:style-name="T159">Д</text:span><text:span text:style-name="T161">одаток </text:span><text:span text:style-name="T38">4</text:span><text:span text:style-name="T161">. </text:span><text:span text:style-name="T172">Опис службових класів бібліотеки візуалізації</text:span></text:p>
      <text:p text:style-name="P40"><text:span text:style-name="T172"/></text:p>
      <text:p text:style-name="P45"><text:span text:style-name="T172"><text:tab/></text:span><text:span text:style-name="T173">Нижче наведені лише публічні члени класів. Повну структуру можна побачити у файлах-заголовках </text:span><text:span text:style-name="T39">VisualLib.eh </text:span><text:span text:style-name="T173">та </text:span><text:span text:style-name="T39">Color.eh.</text:span></text:p>
      <text:p text:style-name="P45"><text:span text:style-name="T39"/></text:p>
      <text:p text:style-name="P45"><text:span text:style-name="T220">#class Color</text:span> – <text:span text:style-name="T240">описує колір, використовується для фарбування елементів.</text:span> </text:p>
      <text:p text:style-name="P45"><text:s text:c="2"/><text:span text:style-name="T220">#public property Red = 0</text:span></text:p>
      <text:p text:style-name="P27"><text:s text:c="2"/>#public property Green = 0</text:p>
      <text:p text:style-name="P27"><text:s text:c="2"/>#public property Blue = 0</text:p>
      <text:p text:style-name="P27"><text:s text:c="2"/>#public property Alpha <text:span text:style-name="T49">= 0</text:span></text:p>
      <text:p text:style-name="P45"/>
      <text:p text:style-name="P45"/>
      <text:p text:style-name="P47"><text:span text:style-name="T220">#class </text:span><text:span text:style-name="T56">User</text:span><text:span text:style-name="T220">Font</text:span> – <text:span text:style-name="T237">ресурс шрифта, який завантажується з файлу, можна потім використати для </text:span><text:span text:style-name="T240">створення </text:span><text:span text:style-name="T237">об’єкта класу </text:span><text:span text:style-name="T42">Font</text:span></text:p>
      <text:p text:style-name="P47"><text:span text:style-name="T42"><text:s text:c="2"/></text:span><text:span text:style-name="T57">#public property Source = ""</text:span><text:span text:style-name="T203"> </text:span><text:span text:style-name="T113">–</text:span><text:span text:style-name="T203"> </text:span><text:span text:style-name="T204">шлях до файлу з якого завантажено шрифт</text:span></text:p>
      <text:p text:style-name="P47"><text:span text:style-name="T42"><text:s text:c="2"/></text:span><text:span text:style-name="T57">#public property Name = ""</text:span><text:span text:style-name="T203"> </text:span><text:span text:style-name="T113">–</text:span><text:span text:style-name="T203"> </text:span><text:span text:style-name="T204">ім’я шрифту, </text:span><text:span text:style-name="T216">буде встановлено автоматично за умови успішної роботи конструктора</text:span></text:p>
      <text:p text:style-name="P47"><text:s text:c="2"/><text:span text:style-name="T220">#public method </text:span><text:span text:style-name="T58">User</text:span><text:span text:style-name="T220">Font($file)</text:span> – <text:span text:style-name="T261">конструктор</text:span></text:p>
      <text:p text:style-name="P47"/>
      <text:p text:style-name="P47"/>
      <text:p text:style-name="P53"><text:span text:style-name="T220">#class Font</text:span> – <text:span text:style-name="T241">шрифт тексту, використовується в контролах, що містять текст</text:span></text:p>
      <text:p text:style-name="P61"><text:s text:c="2"/><text:span text:style-name="T220">#public property User</text:span><text:span text:style-name="T70">Font</text:span><text:span text:style-name="T220"> </text:span><text:span text:style-name="T225">= 0</text:span><text:span text:style-name="T259"> </text:span>–<text:span text:style-name="T259"> вказує чи застосовується користувацький шрифт, </text:span><text:span text:style-name="T260">якщо так, то <text:s/></text:span>User<text:span text:style-name="T262">F</text:span><text:span text:style-name="T106">ont</text:span><text:span text:style-name="T53"> </text:span><text:span text:style-name="T205">буде </text:span><text:span text:style-name="T217">дорівнювати 1</text:span></text:p>
      <text:p text:style-name="P60"><text:s text:c="2"/><text:span text:style-name="T220">#public property Name = "Arial"</text:span> – <text:span text:style-name="T241">сімейство шрифтів</text:span></text:p>
      <text:p text:style-name="P53"><text:s text:c="2"/><text:span text:style-name="T220">#public property Style =</text:span><text:span text:style-name="T55"> </text:span><text:span text:style-name="T59">r</text:span><text:span text:style-name="T1"> </text:span>– <text:span text:style-name="T241">стиль:</text:span></text:p>
      <text:p text:style-name="P53"><text:tab/><text:tab/><text:tab/>r – <text:span text:style-name="T244">звичайний</text:span></text:p>
      <text:p text:style-name="P53"><text:tab/><text:tab/><text:tab/>b – <text:span text:style-name="T244">жирний</text:span></text:p>
      <text:p text:style-name="P53"><text:tab/><text:tab/><text:tab/>i – <text:span text:style-name="T244">курсив</text:span></text:p>
      <text:p text:style-name="P53"><text:tab/><text:tab/><text:tab/>bi – <text:span text:style-name="T244">жирний курсив</text:span></text:p>
      <text:p text:style-name="P53"><text:tab/><text:tab/><text:tab/>u – <text:span text:style-name="T244">підкреслений</text:span></text:p>
      <text:p text:style-name="P53"><text:tab/><text:tab/><text:tab/>s – <text:span text:style-name="T244">закреслений</text:span></text:p>
      <text:p text:style-name="P53"><text:s text:c="2"/><text:span text:style-name="T220">#public property Size = 10</text:span> – <text:span text:style-name="T241">розмір</text:span></text:p>
      <text:p text:style-name="P53"><text:soft-page-break/><text:s text:c="2"/><text:span text:style-name="T220">#public property Color = #class Color</text:span>– <text:span text:style-name="T243">колір тексту</text:span></text:p>
      <text:p text:style-name="P53"><text:s text:c="2"/><text:span text:style-name="T220">#public method Assign($userfont)</text:span> – <text:span text:style-name="T259">зв’язує шрифт з об’єктом користувацького шрифту</text:span></text:p>
      <text:p text:style-name="P53"><text:s text:c="2"/><text:span text:style-name="T220">#public method Select($name)</text:span> – <text:span text:style-name="T259">обирає шрифт з набору системних шрифтів</text:span></text:p>
      <text:p text:style-name="P53"/>
      <text:p text:style-name="P47"/>
      <text:p text:style-name="P47"><text:span text:style-name="T220">#class Border</text:span> – <text:span text:style-name="T242">описує границю контролу</text:span></text:p>
      <text:p text:style-name="P48"><text:s text:c="2"/><text:span text:style-name="T220">#public property Size = 0</text:span> – <text:span text:style-name="T240">розмір границі</text:span></text:p>
      <text:p text:style-name="P47"><text:s text:c="2"/><text:span text:style-name="T220">#public property Color = #class Color</text:span> – <text:span text:style-name="T242">колір</text:span></text:p>
      <text:p text:style-name="P47"/>
      <text:p text:style-name="P47"/>
      <text:p text:style-name="P58"><text:span text:style-name="T220">#class Line</text:span> – <text:span text:style-name="T254">лінія</text:span></text:p>
      <text:p text:style-name="P54"><text:s text:c="2"/><text:span text:style-name="T220">#public property X1 = 0</text:span> – <text:span text:style-name="T240">позиція </text:span><text:span text:style-name="T252">початкової точки прямої</text:span></text:p>
      <text:p text:style-name="P55"><text:s text:c="2"/><text:span text:style-name="T220">#public property Y1 = 0</text:span></text:p>
      <text:p text:style-name="P55"><text:s text:c="2"/><text:span text:style-name="T220">#public property X2 = 0</text:span> – <text:span text:style-name="T240">позиція </text:span><text:span text:style-name="T252">кінцевої точки прямої</text:span></text:p>
      <text:p text:style-name="P55"><text:s text:c="2"/><text:span text:style-name="T220">#public property Y2 = 0</text:span></text:p>
      <text:p text:style-name="P55"><text:s text:c="2"/><text:span text:style-name="T220">#public property Size = 1</text:span> – <text:span text:style-name="T252">товщина</text:span><text:span text:style-name="T240"> </text:span><text:span text:style-name="T252">лінії</text:span></text:p>
      <text:p text:style-name="P54"><text:s text:c="2"/><text:span text:style-name="T220">#public property Color = #class Color</text:span> – <text:span text:style-name="T242">колір </text:span><text:span text:style-name="T252">лінії</text:span></text:p>
      <text:p text:style-name="P54"><text:s text:c="2"/><text:span text:style-name="T220">#public method Line($x1, $y1, $x2, $y2, $size)</text:span> – <text:span text:style-name="T248">конструктор класу</text:span></text:p>
      <text:p text:style-name="P54"/>
      <text:p text:style-name="P45"><text:s/></text:p>
      <text:p text:style-name="P45"><text:span text:style-name="T220">#class Arc</text:span> – <text:span text:style-name="T254">дуга</text:span></text:p>
      <text:p text:style-name="P54"><text:s text:c="2"/><text:span text:style-name="T220">#public property</text:span><text:span text:style-name="T55"> </text:span><text:span text:style-name="T60">Left</text:span><text:span text:style-name="T55"> </text:span><text:span text:style-name="T226">= 0</text:span><text:span text:style-name="T251"> </text:span>– <text:span text:style-name="T240">позиція верхнього лівого кута </text:span><text:span text:style-name="T251">прямокутника, в який вписана дуга</text:span></text:p>
      <text:p text:style-name="P54"><text:s text:c="2"/><text:span text:style-name="T220">#public property</text:span><text:span text:style-name="T55"> </text:span><text:span text:style-name="T60">Top</text:span><text:span text:style-name="T55"> </text:span><text:span text:style-name="T226">= 0</text:span></text:p>
      <text:p text:style-name="P54"><text:s text:c="2"/><text:span text:style-name="T220">#public property Width </text:span><text:span text:style-name="T226">= 0</text:span><text:span text:style-name="T251"> </text:span>– <text:span text:style-name="T251">висота прямокутника, в який вписана дуга</text:span></text:p>
      <text:p text:style-name="P54"><text:s text:c="2"/><text:span text:style-name="T220">#public property Height </text:span><text:span text:style-name="T226">= 0</text:span> – <text:span text:style-name="T240">ширина </text:span><text:span text:style-name="T251">прямокутника, в який вписана дуга</text:span></text:p>
      <text:p text:style-name="P45"><text:s text:c="2"/><text:span text:style-name="T220">#public property StartAngle = 0</text:span></text:p>
      <text:p text:style-name="P27"><text:s text:c="2"/>#public property SweepAngle = 0</text:p>
      <text:p text:style-name="P55"><text:s text:c="2"/><text:span text:style-name="T220">#public property Size = 1</text:span> – <text:span text:style-name="T252">товщина</text:span><text:span text:style-name="T240"> </text:span><text:span text:style-name="T252">лінії</text:span></text:p>
      <text:p text:style-name="P54"><text:s text:c="2"/><text:span text:style-name="T220">#public property Color = #class Color</text:span> – <text:span text:style-name="T242">колір</text:span> <text:span text:style-name="T252">лінії</text:span></text:p>
      <text:p text:style-name="P59"><text:s text:c="2"/><text:span text:style-name="T220">#public method Arc($left, $top, $width, $height, $stangle, $swangle, $size)</text:span> – <text:span text:style-name="T248">конструктор класу</text:span></text:p>
      <text:p text:style-name="P59"/>
      <text:p text:style-name="P45"><text:s text:c="2"/></text:p>
      <text:p text:style-name="P45"><text:span text:style-name="T220">#class Poly</text:span> – <text:span text:style-name="T254">полігон з варіативною кількістю вершин</text:span></text:p>
      <text:p text:style-name="P45"><text:s text:c="2"/><text:span text:style-name="T220">#public property Count = 0</text:span> – <text:span text:style-name="T255">кількість вершин (збільшується автоматично при додаванні)</text:span> <text:s/></text:p>
      <text:p text:style-name="P45"><text:s text:c="2"/><text:span text:style-name="T220">#public property Color = #class Color </text:span>– <text:span text:style-name="T261">колір заливки фігури</text:span></text:p>
      <text:p text:style-name="P55"><text:s text:c="2"/><text:span text:style-name="T220">#public property Border = #class Border</text:span><text:span text:style-name="T186"> – </text:span><text:span text:style-name="T187">границя </text:span><text:span text:style-name="T196">фігури</text:span></text:p>
      <text:p text:style-name="P55"><text:s text:c="2"/><text:span text:style-name="T220">#public property Shadow = 0</text:span><text:span text:style-name="T52"> – </text:span><text:span text:style-name="T192">вмикає/вимикає тінь від </text:span><text:span text:style-name="T195">фігури</text:span> <text:s/></text:p>
      <text:p text:style-name="P45"><text:s text:c="2"/><text:span text:style-name="T220">#public method AddPoint($x, $y)</text:span> – <text:span text:style-name="T252">додає вершину до полігону</text:span></text:p>
      <text:p text:style-name="P45"/>
      <text:p text:style-name="P45"/>
      <text:p text:style-name="P45"><text:span text:style-name="T220">#class Ellipse</text:span> – <text:span text:style-name="T254">еліпс</text:span> <text:s/></text:p>
      <text:p text:style-name="P56"><text:s text:c="2"/><text:span text:style-name="T220">#public property</text:span><text:span text:style-name="T55"> </text:span><text:span text:style-name="T60">Left</text:span><text:span text:style-name="T55"> </text:span><text:span text:style-name="T220">= 0</text:span> – <text:span text:style-name="T240">позиція верхнього лівого кута </text:span><text:span text:style-name="T251">прямокутника, </text:span><text:span text:style-name="T253">в який вписано еліпс</text:span></text:p>
      <text:p text:style-name="P45"><text:s text:c="2"/><text:span text:style-name="T220">#public property</text:span><text:span text:style-name="T55"> </text:span><text:span text:style-name="T60">Top</text:span><text:span text:style-name="T55"> </text:span><text:span text:style-name="T220">= 0</text:span></text:p>
      <text:p text:style-name="P57"><text:s text:c="2"/><text:span text:style-name="T220">#public property Width</text:span> – <text:span text:style-name="T240">ширина </text:span><text:span text:style-name="T251">прямокутника, </text:span><text:span text:style-name="T253">в який вписано еліпс</text:span></text:p>
      <text:p text:style-name="P57"><text:s text:c="2"/><text:span text:style-name="T220">#public property Height</text:span> – <text:span text:style-name="T251">висота прямокутника, </text:span><text:span text:style-name="T253">в який вписано еліпс</text:span></text:p>
      <text:p text:style-name="P45"><text:s text:c="2"/><text:span text:style-name="T220">#public property Color = #class Color</text:span></text:p>
      <text:p text:style-name="P55"><text:s text:c="2"/><text:span text:style-name="T220">#public property Border = #class Border</text:span><text:span text:style-name="T186"> – </text:span><text:span text:style-name="T187">границя </text:span><text:span text:style-name="T196">фігури</text:span></text:p>
      <text:p text:style-name="P55"><text:s text:c="2"/><text:span text:style-name="T220">#public property Shadow = 0</text:span><text:span text:style-name="T52"> – </text:span><text:span text:style-name="T192">вмикає/вимикає тінь від </text:span><text:span text:style-name="T195">фігури</text:span> <text:s text:c="2"/></text:p>
      <text:p text:style-name="P59"><text:s text:c="2"/><text:span text:style-name="T220">#public method Ellipse($left, $top, $width, $height)</text:span> – <text:span text:style-name="T248">конструктор класу</text:span></text:p>
      <text:p text:style-name="P59"><text:soft-page-break/></text:p>
      <text:p text:style-name="P54"/>
      <text:p text:style-name="P55"><text:span text:style-name="T220">#class </text:span><text:span text:style-name="T61">Rect</text:span> – <text:span text:style-name="T254">прямокутник</text:span> <text:s text:c="3"/></text:p>
      <text:p text:style-name="P56"><text:s text:c="2"/><text:span text:style-name="T220">#public property</text:span><text:span text:style-name="T55"> </text:span><text:span text:style-name="T60">Left</text:span><text:span text:style-name="T55"> </text:span><text:span text:style-name="T220">= 0</text:span> – <text:span text:style-name="T240">позиція верхнього лівого кута </text:span><text:span text:style-name="T251">прямокутника</text:span></text:p>
      <text:p text:style-name="P55"><text:s text:c="2"/><text:span text:style-name="T220">#public property</text:span><text:span text:style-name="T55"> </text:span><text:span text:style-name="T60">Top</text:span><text:span text:style-name="T55"> </text:span><text:span text:style-name="T220">= 0</text:span></text:p>
      <text:p text:style-name="P55"><text:s text:c="2"/><text:span text:style-name="T220">#public property Width</text:span> – <text:span text:style-name="T240">ширина </text:span><text:span text:style-name="T251">фігури</text:span></text:p>
      <text:p text:style-name="P55"><text:s text:c="2"/><text:span text:style-name="T220">#public property Height</text:span> – <text:span text:style-name="T251">висота фігури</text:span></text:p>
      <text:p text:style-name="P55"><text:s text:c="2"/>#<text:span text:style-name="T220">public property Color = #class Color</text:span></text:p>
      <text:p text:style-name="P55"><text:s text:c="2"/><text:span text:style-name="T220">#public property Border = #class Border</text:span><text:span text:style-name="T186"> – </text:span><text:span text:style-name="T187">границя </text:span><text:span text:style-name="T197">фігури</text:span></text:p>
      <text:p text:style-name="P55"><text:s text:c="2"/><text:span text:style-name="T220">#public property Shadow = 0</text:span><text:span text:style-name="T62"> </text:span><text:span text:style-name="T52">– </text:span><text:span text:style-name="T192">вмикає/вимикає тінь від </text:span><text:span text:style-name="T195">фігури</text:span> <text:s text:c="2"/></text:p>
      <text:p text:style-name="P59"><text:s text:c="2"/><text:span text:style-name="T220">#public method </text:span><text:span text:style-name="T61">Rect</text:span><text:span text:style-name="T220">($left, $top, $width, $height)</text:span> – <text:span text:style-name="T248">конструктор класу</text:span></text:p>
      <text:p text:style-name="P59"/>
      <text:p text:style-name="P45"/>
      <text:p text:style-name="P45"><text:span text:style-name="T220">#class Object</text:span> – <text:span text:style-name="T240">батьківський клас всіх контролів.</text:span></text:p>
      <text:p text:style-name="P45"><text:s text:c="2"/><text:span text:style-name="T220">#public property</text:span><text:span text:style-name="T55"> </text:span><text:span text:style-name="T63">Left</text:span><text:span text:style-name="T55"> </text:span><text:span text:style-name="T220">= 0</text:span> – <text:span text:style-name="T240">позиція верхнього лівого кута контролу по горизонталі</text:span></text:p>
      <text:p text:style-name="P49"><text:s text:c="2"/><text:span text:style-name="T220">#public property</text:span><text:span text:style-name="T55"> </text:span><text:span text:style-name="T63">Top</text:span><text:span text:style-name="T55"> </text:span><text:span text:style-name="T220">= 0</text:span> – <text:span text:style-name="T240">позиція верхнього лівого кута контролу по вертикалі</text:span></text:p>
      <text:p text:style-name="P50"><text:s text:c="2"/><text:span text:style-name="T220">#public property Width = 0</text:span> – <text:span text:style-name="T240">ширина контролу</text:span></text:p>
      <text:p text:style-name="P50"><text:s text:c="2"/><text:span text:style-name="T220">#public property Height = 0</text:span> – <text:span text:style-name="T240">висота контролу</text:span></text:p>
      <text:p text:style-name="P50"><text:s text:c="2"/><text:span text:style-name="T220">#public method SetPos($left, $top)</text:span> – <text:span text:style-name="T256">встановлює позицію контролу</text:span></text:p>
      <text:p text:style-name="P50"><text:s text:c="2"/><text:span text:style-name="T220">#public method SetSize($width, $height)</text:span> – <text:span text:style-name="T256">встановлює розміри контролу</text:span></text:p>
      <text:p text:style-name="P50"><text:s text:c="2"/><text:span text:style-name="T220">#public method Object($left, $top, $width, $height)</text:span> – <text:span text:style-name="T248">конструктор класу</text:span></text:p>
      <text:p text:style-name="P50"/>
      <text:p text:style-name="P45"/>
      <text:p text:style-name="P45"><text:span text:style-name="T220">#class Image : Object</text:span> – <text:span text:style-name="T240">статичне зображення</text:span></text:p>
      <text:p text:style-name="P45"><text:s text:c="2"/><text:span text:style-name="T220">#public property Source = ".</text:span><text:span text:style-name="T64">\</text:span><text:span text:style-name="T220">default.</text:span><text:span text:style-name="T65">png</text:span><text:span text:style-name="T220">"</text:span> – <text:span text:style-name="T239">шлях до файлу зображення, «.</text:span><text:span text:style-name="T47">\</text:span><text:span text:style-name="T239">» вказує на</text:span> <text:span text:style-name="T239">каталог в якому міститься бібліотека </text:span><text:span text:style-name="T47">ELI</text:span></text:p>
      <text:p text:style-name="P92"><text:span text:style-name="T47"><text:s text:c="2"/></text:span><text:span text:style-name="T55">#public method Draw()</text:span><text:span text:style-name="T1"> – </text:span><text:span text:style-name="T107">малює контрол на </text:span><text:span text:style-name="T108">формі</text:span></text:p>
      <text:p text:style-name="P45"><text:span text:style-name="T47"><text:s text:c="2"/></text:span><text:span text:style-name="T66">#public method Image($file)</text:span><text:span text:style-name="T47"> – </text:span><text:span text:style-name="T193">конструктор </text:span><text:span text:style-name="T194">класу</text:span></text:p>
      <text:p text:style-name="P45"><text:span text:style-name="T194"/></text:p>
      <text:p text:style-name="P45"><text:span text:style-name="T47"/></text:p>
      <text:p text:style-name="P62"><text:span text:style-name="T220">#class </text:span><text:span text:style-name="T71">CharLine</text:span><text:span text:style-name="T220"> : Object</text:span> – <text:span text:style-name="T263">батьківській клас всіх хмаринок </text:span><text:span text:style-name="T264">реплік</text:span><text:span text:style-name="T263"> персонажів</text:span></text:p>
      <text:p text:style-name="P62"><text:s text:c="2"/><text:span text:style-name="T220">#public property Color = #class Color</text:span> – <text:span text:style-name="T240">колір тла</text:span></text:p>
      <text:p text:style-name="P62"><text:s text:c="2"/><text:span text:style-name="T209">#public property Border = #class Border</text:span><text:span text:style-name="T186"> – </text:span><text:span text:style-name="T187">границя контролу</text:span></text:p>
      <text:p text:style-name="P62"><text:s text:c="2"/><text:span text:style-name="T220">#public property Shadow </text:span><text:span text:style-name="T62">= 0</text:span><text:span text:style-name="T52"> – </text:span><text:span text:style-name="T192">вмикає/вимикає тінь від контролу</text:span></text:p>
      <text:p text:style-name="P62"><text:span text:style-name="T192"><text:s text:c="2"/></text:span><text:span text:style-name="T210">#public property BeforeTextInterval = 5</text:span><text:span text:style-name="T192"> – </text:span><text:span text:style-name="T199">відступ від лівого краю контролу до області тексту</text:span></text:p>
      <text:p text:style-name="P62"><text:span text:style-name="T192"><text:s text:c="2"/></text:span><text:span text:style-name="T210">#public property AfterTextInterval = 5</text:span><text:span text:style-name="T192"> – </text:span><text:span text:style-name="T199">відступ від правого краю області тексту</text:span></text:p>
      <text:p text:style-name="P62"><text:span text:style-name="T192"><text:s text:c="2"/></text:span><text:span text:style-name="T210">#public property Text = #class Text</text:span><text:span text:style-name="T192"> – </text:span><text:span text:style-name="T198">текст</text:span></text:p>
      <text:p text:style-name="P34"><text:s text:c="2"/><text:span text:style-name="T220">#public method AdjustToText()</text:span> – припасовує розміри контролу до розміру тексту</text:p>
      <text:p text:style-name="P62"><text:span text:style-name="T192"><text:s text:c="2"/></text:span><text:span text:style-name="T210">#public method </text:span><text:span text:style-name="T71">CharLine</text:span><text:span text:style-name="T210">($left, $top, $width, $height)</text:span><text:span text:style-name="T192"> – </text:span><text:span text:style-name="T194">конструктор класу</text:span></text:p>
      <text:p text:style-name="P62"><text:span text:style-name="T194"/></text:p>
      <text:p text:style-name="P45"/>
      <text:p text:style-name="P62"><text:span text:style-name="T220">#class </text:span><text:span text:style-name="T72">Plate</text:span><text:span text:style-name="T220"> : </text:span><text:span text:style-name="T71">CharLine</text:span> – <text:span text:style-name="T257">прямокутне вікно для виводу тексту</text:span></text:p>
      <text:p text:style-name="P93"><text:s text:c="2"/><text:span text:style-name="T220">#public property Corner = 0</text:span> <text:span text:style-name="T188">–</text:span> <text:span text:style-name="T247">ступінь заокруглення кутів, 0 – заокруглення не застосовується</text:span></text:p>
      <text:p text:style-name="P92"><text:s text:c="2"/><text:span text:style-name="T220">#public method Draw()</text:span> – <text:span text:style-name="T248">малює контрол на </text:span><text:span text:style-name="T250">формі</text:span></text:p>
      <text:p text:style-name="P45"><text:span text:style-name="T192"><text:s text:c="2"/></text:span><text:span text:style-name="T210">#public method </text:span><text:span text:style-name="T73">Plate</text:span><text:span text:style-name="T210">($left, $top, $width, $height)</text:span><text:span text:style-name="T192"> – </text:span><text:span text:style-name="T194">конструктор класу</text:span></text:p>
      <text:p text:style-name="P45"><text:span text:style-name="T194"/></text:p>
      <text:p text:style-name="P45"/>
      <text:p text:style-name="P45"><text:span text:style-name="T220">#class </text:span><text:span text:style-name="T73">Bubble</text:span><text:span text:style-name="T220"> : </text:span><text:span text:style-name="T73">Plate</text:span> – <text:span text:style-name="T265">прямокутна </text:span><text:span text:style-name="T236">хмарка репліки персонажа, як в коміксах</text:span></text:p>
      <text:p text:style-name="P45"><text:s text:c="2"/><text:span text:style-name="T220">#public property Tail = #class Point</text:span> – <text:span text:style-name="T235">позиція кутика, що вказує на персонажа</text:span></text:p>
      <text:p text:style-name="P92"><text:s text:c="2"/><text:span text:style-name="T220">#public method Draw()</text:span> – <text:span text:style-name="T248">малює контрол на </text:span><text:span text:style-name="T250">формі</text:span></text:p>
      <text:p text:style-name="P45"><text:soft-page-break/><text:s text:c="2"/><text:span text:style-name="T220">#public method Bubble($left, $top, $width, $height)</text:span> – <text:span text:style-name="T249">конструктор класу</text:span></text:p>
      <text:p text:style-name="P45"/>
      <text:p text:style-name="P45"/>
      <text:p text:style-name="P86"><text:span text:style-name="T220">#class Blast : </text:span><text:span text:style-name="T227">CharLine</text:span><text:span text:style-name="T113"> – </text:span><text:span text:style-name="T201">текстове вікно у формі спалаху/вибуху</text:span></text:p>
      <text:p text:style-name="P84"><text:s text:c="2"/><text:span text:style-name="T220">#public property MinRayHeight = 10</text:span><text:span text:style-name="T113"> – </text:span><text:span text:style-name="T201">мінімальна висота променю</text:span></text:p>
      <text:p text:style-name="P85"><text:s text:c="2"/><text:span text:style-name="T220">#public property MaxRayHeight = 50</text:span><text:span text:style-name="T113"> – </text:span><text:span text:style-name="T201">максимальна висота променю</text:span></text:p>
      <text:p text:style-name="P96"><text:span text:style-name="T201"><text:s text:c="2"/></text:span><text:span text:style-name="T211">#public property DynamicRays = 0</text:span><text:span text:style-name="T201"> – </text:span><text:span text:style-name="T202">якщо 1 – динамічна висота, якщо 0 – </text:span>MaxRayHeight<text:span text:style-name="T113"> </text:span><text:span text:style-name="T202">буде визначати висоту</text:span></text:p>
      <text:p text:style-name="P96"><text:span text:style-name="T202"><text:s text:c="2"/></text:span><text:span text:style-name="T214">#public method Draw()</text:span><text:span text:style-name="T218"> – </text:span><text:span text:style-name="T193">малює контрол на </text:span><text:span text:style-name="T219">формі</text:span><text:span text:style-name="T113"> </text:span></text:p>
      <text:p text:style-name="P84"><text:s text:c="2"/><text:span text:style-name="T220">#public method Blast($left, $top, $width, $height)</text:span><text:span text:style-name="T113"> – </text:span><text:span text:style-name="T201">конструктор</text:span> </text:p>
      <text:p text:style-name="P46"/>
      <text:p text:style-name="P46"/>
      <text:p text:style-name="P46"><text:span text:style-name="T220">#class Text : Object</text:span> – <text:span text:style-name="T241">текстовий напис на прозорому тлі</text:span></text:p>
      <text:p text:style-name="P46"><text:s text:c="2"/><text:span text:style-name="T220">#public property Font = #class Font</text:span> – <text:span text:style-name="T241">налаштування шрифту</text:span></text:p>
      <text:p text:style-name="P46"><text:s text:c="2"/><text:span text:style-name="T220">#public property Align = justify</text:span> – <text:span text:style-name="T243">вирівнювання:</text:span></text:p>
      <text:p text:style-name="P51"><text:tab/><text:tab/><text:tab/><text:tab/>justify – <text:span text:style-name="T243">по ширині</text:span></text:p>
      <text:p text:style-name="P51"><text:tab/><text:tab/><text:tab/><text:tab/><text:span text:style-name="T50">left</text:span> – <text:span text:style-name="T243">по лівому краю</text:span></text:p>
      <text:p text:style-name="P51"><text:tab/><text:tab/><text:tab/><text:tab/><text:span text:style-name="T50">right</text:span> – <text:span text:style-name="T243">по правому краю</text:span></text:p>
      <text:p text:style-name="P51"><text:tab/><text:tab/><text:tab/><text:tab/><text:span text:style-name="T50">center</text:span> – <text:span text:style-name="T243">по центру</text:span></text:p>
      <text:p text:style-name="P52"><text:s text:c="2"/><text:span text:style-name="T220">#public property </text:span><text:span text:style-name="T67">WordWrap</text:span><text:span text:style-name="T220"> = </text:span><text:span text:style-name="T212">0</text:span><text:span text:style-name="T188"> – перенос по словах</text:span></text:p>
      <text:p text:style-name="P52"><text:span text:style-name="T188"><text:s text:c="2"/></text:span><text:span text:style-name="T212">#public property CenterVerticaly </text:span><text:span text:style-name="T68">= 0</text:span><text:span text:style-name="T51"> </text:span><text:span text:style-name="T188">– </text:span><text:span text:style-name="T189">вертикальне центрування тексту</text:span></text:p>
      <text:p text:style-name="P46"><text:s text:c="2"/><text:span text:style-name="T220">#public property</text:span><text:span text:style-name="T55"> </text:span><text:span text:style-name="T69">Data</text:span><text:span text:style-name="T55"> </text:span><text:span text:style-name="T220">= ""</text:span> – <text:span text:style-name="T241">сам текст</text:span></text:p>
      <text:p text:style-name="P46"><text:s text:c="2"/><text:span text:style-name="T220">#public method CalcAreaSize()</text:span> – <text:span text:style-name="T258">підлаштовує розмір області в залежності від довжини тексту</text:span></text:p>
      <text:p text:style-name="P95"><text:s text:c="2"/><text:span text:style-name="T220">#public method Draw()</text:span> – <text:span text:style-name="T248">малює </text:span><text:span text:style-name="T266">надпис</text:span><text:span text:style-name="T248"> на </text:span><text:span text:style-name="T250">формі</text:span></text:p>
      <text:p text:style-name="P90"><text:s text:c="2"/><text:span text:style-name="T220">#public method Text($left, $top, $width, $height)</text:span><text:span text:style-name="T113"> – </text:span><text:span text:style-name="T200">конструктор</text:span></text:p>
      <text:p text:style-name="P83"><text:span text:style-name="T201"/></text:p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3T16:23:15.093000000</dc:date>
    <meta:editing-duration>P2DT7H53M44S</meta:editing-duration>
    <meta:editing-cycles>222</meta:editing-cycles>
    <meta:generator>EasyOffice/7.6.2.1.0$Windows_X86_64 LibreOffice_project/0bc4d647150f05f02b71ccb5539a4012b57f1faf</meta:generator>
    <meta:document-statistic meta:table-count="0" meta:image-count="0" meta:object-count="0" meta:page-count="9" meta:paragraph-count="266" meta:word-count="2556" meta:character-count="19781" meta:non-whitespace-character-count="16948"/>
  </office:meta>
</office:document-meta>
</file>